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MT" svg:font-family="ArialMT" style:font-family-generic="swiss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OpenSymbol, 'Arial Unicode MS'" svg:font-family="OpenSymbol, 'Arial Unicode MS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Batang, 바탕" svg:font-family="Batang, 바탕" style:font-family-generic="roman" style:font-pitch="variable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4.409in" style:use-optimal-column-width="false"/>
    </style:style>
    <style:style style:name="Table1" style:family="table" style:master-page-name="MP0">
      <style:table-properties style:width="14.409in" fo:margin-left="0in" table:align="left"/>
    </style:style>
    <style:style style:name="TableRow3" style:family="table-row">
      <style:table-row-properties style:min-row-height="0.2361in" style:use-optimal-row-height="false" fo:keep-together="always"/>
    </style:style>
    <style:style style:name="TableCell4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5" style:parent-style-name="_ECV_PersonalInfoHeading" style:family="paragraph">
      <style:paragraph-properties fo:break-before="page" style:snap-to-layout-grid="false" fo:text-align="start"/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P22" style:parent-style-name="_ECV_PersonalInfoHeading" style:family="paragraph">
      <style:paragraph-properties style:snap-to-layout-grid="false" fo:text-align="start"/>
      <style:text-properties fo:font-weight="bold" style:font-weight-asian="bold" style:font-weight-complex="bold" fo:font-size="12pt" style:font-size-asian="12pt" fo:language="el" fo:country="GR"/>
    </style:style>
    <style:style style:name="P23" style:parent-style-name="_ECV_PersonalInfoHeading" style:family="paragraph">
      <style:paragraph-properties style:snap-to-layout-grid="false" fo:text-align="start"/>
    </style:style>
    <style:style style:name="T24" style:parent-style-name="DefaultParagraphFont" style:family="text">
      <style:text-properties style:font-name="Arial" style:use-window-font-color="true" fo:font-size="13pt" style:font-size-asian="13pt" style:font-size-complex="13pt" fo:language="en" fo:country="US"/>
    </style:style>
    <style:style style:name="T25" style:parent-style-name="DefaultParagraphFont" style:family="text">
      <style:text-properties style:font-name="Arial" style:use-window-font-color="true" fo:font-size="13pt" style:font-size-asian="13pt" style:font-size-complex="13pt" fo:language="el" fo:country="GR"/>
    </style:style>
    <style:style style:name="T26" style:parent-style-name="DefaultParagraphFont" style:family="text">
      <style:text-properties style:use-window-font-color="true" fo:font-size="13pt" style:font-size-asian="13pt" style:font-size-complex="13pt" fo:language="el" fo:country="GR"/>
    </style:style>
    <style:style style:name="P27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29" style:parent-style-name="_ECV_ContactDetails" style:family="text">
      <style:text-properties fo:font-size="13pt" style:font-size-asian="13pt" style:font-size-complex="13pt"/>
    </style:style>
    <style:style style:name="P30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31" style:parent-style-name="_ECV_ContactDetails" style:family="text">
      <style:text-properties fo:font-size="13pt" style:font-size-asian="13pt" style:font-size-complex="13pt"/>
    </style:style>
    <style:style style:name="P32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33" style:parent-style-name="_ECV_ContactDetails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style:font-name="Arial" fo:font-size="13pt" style:font-size-asian="13pt" style:font-size-complex="13pt"/>
    </style:style>
    <style:style style:name="P36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37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38" style:parent-style-name="DefaultParagraphFont" style:family="text">
      <style:text-properties style:font-name="Arial" fo:font-size="13pt" style:font-size-asian="13pt" style:font-size-complex="13pt"/>
    </style:style>
    <style:style style:name="P39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40" style:parent-style-name="DefaultParagraphFont" style:family="text">
      <style:text-properties style:font-name="Arial" fo:font-size="13pt" style:font-size-asian="13pt" style:font-size-complex="13pt"/>
    </style:style>
    <style:style style:name="T41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T42" style:parent-style-name="DefaultParagraphFont" style:family="text">
      <style:text-properties style:font-name="Arial" fo:font-size="13pt" style:font-size-asian="13pt" style:font-size-complex="13pt"/>
    </style:style>
    <style:style style:name="T43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T44" style:parent-style-name="DefaultParagraphFont" style:family="text">
      <style:text-properties style:font-name="Arial" fo:font-size="13pt" style:font-size-asian="13pt" style:font-size-complex="13pt"/>
    </style:style>
    <style:style style:name="T45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P46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7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8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9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50" style:parent-style-name="DefaultParagraphFont" style:family="text">
      <style:text-properties style:font-name="Arial" fo:font-size="13pt" style:font-size-asian="13pt" style:font-size-complex="13pt"/>
    </style:style>
    <style:style style:name="T51" style:parent-style-name="DefaultParagraphFont" style:family="text">
      <style:text-properties style:font-name="Arial" fo:font-size="13pt" style:font-size-asian="13pt" style:font-size-complex="13pt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54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55" style:parent-style-name="DefaultParagraphFont" style:family="text">
      <style:text-properties style:font-name="Arial" fo:font-size="13pt" style:font-size-asian="13pt" style:font-size-complex="13pt"/>
    </style:style>
    <style:style style:name="T56" style:parent-style-name="DefaultParagraphFont" style:family="text">
      <style:text-properties style:font-name="Arial" fo:font-size="13pt" style:font-size-asian="13pt" style:font-size-complex="13pt"/>
    </style:style>
    <style:style style:name="T57" style:parent-style-name="Hyperlink" style:family="text">
      <style:text-properties style:font-name="Arial" fo:font-size="13pt" style:font-size-asian="13pt" style:font-size-complex="13pt" fo:language="en" fo:country="US"/>
    </style:style>
    <style:style style:name="P58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 fo:language="en" fo:country="US"/>
    </style:style>
    <style:style style:name="P59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 fo:language="en" fo:country="US"/>
    </style:style>
    <style:style style:name="TableColumn61" style:family="table-column">
      <style:table-column-properties style:column-width="1.968in" style:use-optimal-column-width="false"/>
    </style:style>
    <style:style style:name="TableColumn62" style:family="table-column">
      <style:table-column-properties style:column-width="5.2361in" style:use-optimal-column-width="false"/>
    </style:style>
    <style:style style:name="Table60" style:family="table">
      <style:table-properties style:width="7.2041in" fo:margin-left="0in" table:align="left"/>
    </style:style>
    <style:style style:name="TableRow63" style:family="table-row">
      <style:table-row-properties style:min-row-height="0.118in" style:use-optimal-row-height="false"/>
    </style:style>
    <style:style style:name="TableCell64" style:family="table-cell">
      <style:table-cell-properties fo:border="none" fo:background-color="#FFFFFF" fo:padding-top="0in" fo:padding-left="0in" fo:padding-bottom="0in" fo:padding-right="0in"/>
    </style:style>
    <style:style style:name="P65" style:parent-style-name="_ECV_LeftHeading" style:family="paragraph"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TableCell66" style:family="table-cell">
      <style:table-cell-properties fo:border="none" fo:background-color="#FFFFFF" style:vertical-align="bottom" fo:padding-top="0in" fo:padding-left="0in" fo:padding-bottom="0in" fo:padding-right="0in"/>
    </style:style>
    <style:style style:name="P67" style:parent-style-name="_ECV_BlueBox" style:family="paragraph">
      <style:text-properties fo:language="el" fo:country="GR"/>
    </style:style>
    <style:style style:name="P68" style:parent-style-name="Normal" style:family="paragraph">
      <style:text-properties style:font-name="Calibri" text:display="none" fo:color="#00000A" fo:letter-spacing="-0.0041in" fo:font-size="11pt" style:font-size-asian="11pt" fo:language="en" fo:country="GB"/>
    </style:style>
    <style:style style:name="TableColumn70" style:family="table-column">
      <style:table-column-properties style:column-width="1.15in" style:use-optimal-column-width="false"/>
    </style:style>
    <style:style style:name="TableColumn71" style:family="table-column">
      <style:table-column-properties style:column-width="6.0166in" style:use-optimal-column-width="false"/>
    </style:style>
    <style:style style:name="TableColumn72" style:family="table-column">
      <style:table-column-properties style:column-width="0.0416in" style:use-optimal-column-width="false"/>
    </style:style>
    <style:style style:name="Table69" style:family="table">
      <style:table-properties style:width="7.2083in" fo:margin-left="0in" table:align="lef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="none" fo:background-color="#FFFFFF" fo:padding-top="0in" fo:padding-left="0in" fo:padding-bottom="0in" fo:padding-right="0in"/>
    </style:style>
    <style:style style:name="TableCell75" style:family="table-cell">
      <style:table-cell-properties fo:border="none" fo:background-color="#FFFFFF" fo:padding-top="0in" fo:padding-left="0in" fo:padding-bottom="0in" fo:padding-right="0in"/>
    </style:style>
    <style:style style:name="P76" style:parent-style-name="Standard" style:family="paragraph">
      <style:paragraph-properties fo:keep-with-next="always" fo:margin-bottom="0in" style:line-height-at-least="0.0694in"/>
      <style:text-properties style:font-name="Times New Roman" style:font-name-complex="Times New Roman" fo:font-size="12pt" style:font-size-asian="12pt" fo:language="el" fo:country="GR"/>
    </style:style>
    <style:style style:name="P77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fo:language="el" fo:country="GR"/>
    </style:style>
    <style:style style:name="P78" style:parent-style-name="Standard" style:family="paragraph">
      <style:paragraph-properties fo:margin-bottom="0in" style:line-height-at-least="0.0694in"/>
    </style:style>
    <style:style style:name="T79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81" style:parent-style-name="Standard" style:family="paragraph">
      <style:paragraph-properties fo:keep-with-next="always" fo:margin-bottom="0in" style:line-height-at-least="0.0694in"/>
    </style:style>
    <style:style style:name="T82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3" style:parent-style-name="DefaultParagraphFont" style:family="text">
      <style:text-properties style:font-name="Times New Roman" style:font-name-complex="Times New Roman" fo:font-style="italic" style:font-style-asian="italic" fo:letter-spacing="0.0138in" fo:font-size="12pt" style:font-size-asian="12pt" fo:language="en" fo:country="US"/>
    </style:style>
    <style:style style:name="T84" style:parent-style-name="DefaultParagraphFont" style:family="text">
      <style:text-properties style:font-name="Times New Roman" style:font-name-complex="Times New Roman" fo:font-style="italic" style:font-style-asian="italic" fo:letter-spacing="0.0138in" fo:font-size="12pt" style:font-size-asian="12pt" fo:language="el" fo:country="GR"/>
    </style:style>
    <style:style style:name="T8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86" style:parent-style-name="Standard" style:family="paragraph">
      <style:paragraph-properties fo:margin-bottom="0in" style:line-height-at-least="0.0694in"/>
      <style:text-properties fo:language="el" fo:country="GR"/>
    </style:style>
    <style:style style:name="P87" style:parent-style-name="Standard" style:family="paragraph">
      <style:paragraph-properties fo:keep-with-next="always" fo:margin-bottom="0in" style:line-height-at-least="0.0694in"/>
    </style:style>
    <style:style style:name="T88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90" style:parent-style-name="Standard" style:family="paragraph">
      <style:paragraph-properties fo:keep-with-next="always" fo:margin-bottom="0in" style:line-height-at-least="0.0694in"/>
    </style:style>
    <style:style style:name="T91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92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T93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P94" style:parent-style-name="Standard" style:family="paragraph">
      <style:paragraph-properties fo:keep-with-next="always" fo:margin-bottom="0in" style:line-height-at-least="0.0694in"/>
      <style:text-properties fo:language="el" fo:country="GR"/>
    </style:style>
    <style:style style:name="P95" style:parent-style-name="_ECV_OrganisationDetails" style:family="paragraph">
      <style:text-properties fo:language="el" fo:country="GR"/>
    </style:style>
    <style:style style:name="TableCell96" style:family="table-cell">
      <style:table-cell-properties fo:border="none" fo:padding-top="0in" fo:padding-left="0in" fo:padding-bottom="0in" fo:padding-right="0in"/>
    </style:style>
    <style:style style:name="P97" style:parent-style-name="Standard" style:family="paragraph">
      <style:paragraph-properties style:snap-to-layout-grid="false"/>
      <style:text-properties fo:language="el" fo:country="GR"/>
    </style:style>
    <style:style style:name="P98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Arial" style:font-name-complex="Book Antiqua" fo:font-weight="bold" style:font-weight-asian="bold" fo:font-size="13pt" style:font-size-asian="13pt" style:font-size-complex="13pt" fo:language="el" fo:country="GR"/>
    </style:style>
    <style:style style:name="P99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00" style:parent-style-name="DefaultParagraphFont" style:family="text">
      <style:text-properties style:font-name="Arial" style:font-name-complex="Book Antiqua" fo:font-weight="bold" style:font-weight-asian="bold" fo:color="#003366" fo:font-size="13pt" style:font-size-asian="13pt" style:font-size-complex="13pt" fo:language="el" fo:country="GR"/>
    </style:style>
    <style:style style:name="T101" style:parent-style-name="DefaultParagraphFont" style:family="text">
      <style:text-properties style:font-name="Book Antiqua" style:font-name-complex="Book Antiqua" fo:font-weight="bold" style:font-weight-asian="bold" fo:color="#003366" fo:font-size="11pt" style:font-size-asian="11pt" style:font-size-complex="11pt" fo:language="el" fo:country="GR"/>
    </style:style>
    <style:style style:name="P102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03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04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05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06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07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08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09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0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1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2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13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4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5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6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7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8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19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20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TableColumn122" style:family="table-column">
      <style:table-column-properties style:column-width="1.15in" style:use-optimal-column-width="false"/>
    </style:style>
    <style:style style:name="TableColumn123" style:family="table-column">
      <style:table-column-properties style:column-width="6.0166in" style:use-optimal-column-width="false"/>
    </style:style>
    <style:style style:name="TableColumn124" style:family="table-column">
      <style:table-column-properties style:column-width="0.0416in" style:use-optimal-column-width="false"/>
    </style:style>
    <style:style style:name="Table121" style:family="table">
      <style:table-properties style:width="7.2083in" fo:margin-left="0in" table:align="left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="none" fo:background-color="#FFFFFF" fo:padding-top="0in" fo:padding-left="0in" fo:padding-bottom="0in" fo:padding-right="0in"/>
    </style:style>
    <style:style style:name="P127" style:parent-style-name="Normal" style:family="paragraph">
      <style:text-properties style:font-name="Calibri" style:font-name-complex="Calibri" fo:hyphenate="true"/>
    </style:style>
    <style:style style:name="TableCell128" style:family="table-cell">
      <style:table-cell-properties fo:border="none" fo:background-color="#FFFFFF" fo:padding-top="0in" fo:padding-left="0in" fo:padding-bottom="0in" fo:padding-right="0in"/>
    </style:style>
    <style:style style:name="TableColumn130" style:family="table-column">
      <style:table-column-properties style:column-width="0.0159in" style:use-optimal-column-width="false"/>
    </style:style>
    <style:style style:name="TableColumn131" style:family="table-column">
      <style:table-column-properties style:column-width="5.7256in" style:use-optimal-column-width="false"/>
    </style:style>
    <style:style style:name="TableColumn132" style:family="table-column">
      <style:table-column-properties style:column-width="1.4631in" style:use-optimal-column-width="false"/>
    </style:style>
    <style:style style:name="Table129" style:family="table">
      <style:table-properties style:width="7.2048in" fo:margin-left="0in" table:align="left"/>
    </style:style>
    <style:style style:name="TableRow133" style:family="table-row">
      <style:table-row-properties style:min-row-height="0.118in" style:use-optimal-row-height="false" fo:keep-together="always"/>
    </style:style>
    <style:style style:name="TableCell134" style:family="table-cell">
      <style:table-cell-properties fo:border="none" fo:background-color="#FFFFFF" fo:padding-top="0in" fo:padding-left="0in" fo:padding-bottom="0in" fo:padding-right="0in"/>
    </style:style>
    <style:style style:name="P135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36" style:family="table-cell">
      <style:table-cell-properties fo:border="none" fo:background-color="#FFFFFF" fo:padding-top="0in" fo:padding-left="0in" fo:padding-bottom="0in" fo:padding-right="0in"/>
    </style:style>
    <style:style style:name="P137" style:parent-style-name="_ECV_SectionBullet" style:family="paragraph">
      <style:text-properties style:font-name-complex="Calibri" fo:font-size="12pt" style:font-size-asian="12pt" fo:language="el" fo:country="GR"/>
    </style:style>
    <style:style style:name="T138" style:parent-style-name="DefaultParagraphFont" style:family="text">
      <style:text-properties style:font-name-complex="Calibri" fo:color="#4472C4" fo:font-size="14pt" style:font-size-asian="14pt" style:font-size-complex="14pt" fo:language="el" fo:country="GR"/>
    </style:style>
    <style:style style:name="T139" style:parent-style-name="DefaultParagraphFont" style:family="text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140" style:parent-style-name="_ECV_SectionBullet" style:family="paragraph">
      <style:text-properties style:font-name-complex="Calibri" fo:font-size="12pt" style:font-size-asian="12pt" fo:language="el" fo:country="GR"/>
    </style:style>
    <style:style style:name="P141" style:parent-style-name="_ECV_SectionBullet" style:family="paragraph"/>
    <style:style style:name="T142" style:parent-style-name="DefaultParagraphFont" style:family="text">
      <style:text-properties style:font-name-complex="Calibri" fo:font-size="12pt" style:font-size-asian="12pt" fo:language="en" fo:country="US"/>
    </style:style>
    <style:style style:name="T143" style:parent-style-name="DefaultParagraphFont" style:family="text">
      <style:text-properties style:font-name-complex="Calibri" fo:font-size="12pt" style:font-size-asian="12pt" fo:language="el" fo:country="GR"/>
    </style:style>
    <style:style style:name="T144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P145" style:parent-style-name="_ECV_SectionBullet" style:family="paragraph">
      <style:text-properties style:font-name-complex="Calibri" fo:font-size="12pt" style:font-size-asian="12pt" fo:language="el" fo:country="GR"/>
    </style:style>
    <style:style style:name="TableRow146" style:family="table-row">
      <style:table-row-properties style:min-row-height="0.118in" style:use-optimal-row-height="false" fo:keep-together="always"/>
    </style:style>
    <style:style style:name="TableCell147" style:family="table-cell">
      <style:table-cell-properties fo:border="none" fo:background-color="#FFFFFF" fo:padding-top="0in" fo:padding-left="0in" fo:padding-bottom="0in" fo:padding-right="0in"/>
    </style:style>
    <style:style style:name="P148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49" style:family="table-cell">
      <style:table-cell-properties fo:border="none" fo:background-color="#FFFFFF" fo:padding-top="0in" fo:padding-left="0in" fo:padding-bottom="0in" fo:padding-right="0in"/>
    </style:style>
    <style:style style:name="P150" style:parent-style-name="_ECV_SectionBullet" style:family="paragraph"/>
    <style:style style:name="T151" style:parent-style-name="DefaultParagraphFont" style:family="text">
      <style:text-properties style:font-name-complex="Calibri" fo:font-size="12pt" style:font-size-asian="12pt" fo:language="en" fo:country="US"/>
    </style:style>
    <style:style style:name="P152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 fo:language="el" fo:country="GR"/>
    </style:style>
    <style:style style:name="TableColumn154" style:family="table-column">
      <style:table-column-properties style:column-width="0.0159in" style:use-optimal-column-width="false"/>
    </style:style>
    <style:style style:name="TableColumn155" style:family="table-column">
      <style:table-column-properties style:column-width="7.1888in" style:use-optimal-column-width="false"/>
    </style:style>
    <style:style style:name="Table153" style:family="table">
      <style:table-properties style:width="7.2048in" fo:margin-left="0in" table:align="left"/>
    </style:style>
    <style:style style:name="TableRow156" style:family="table-row">
      <style:table-row-properties style:min-row-height="0.118in" style:use-optimal-row-height="false" fo:keep-together="always"/>
    </style:style>
    <style:style style:name="TableCell157" style:family="table-cell">
      <style:table-cell-properties fo:border="none" fo:background-color="#FFFFFF" fo:padding-top="0in" fo:padding-left="0in" fo:padding-bottom="0in" fo:padding-right="0in"/>
    </style:style>
    <style:style style:name="P158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59" style:family="table-cell">
      <style:table-cell-properties fo:border="none" fo:background-color="#FFFFFF" fo:padding-top="0in" fo:padding-left="0in" fo:padding-bottom="0in" fo:padding-right="0in"/>
    </style:style>
    <style:style style:name="P160" style:parent-style-name="_ECV_SectionBullet" style:family="paragraph">
      <style:text-properties style:font-name-complex="Calibri" fo:font-size="12pt" style:font-size-asian="12pt" fo:language="el" fo:country="GR"/>
    </style:style>
    <style:style style:name="P161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62" style:parent-style-name="DefaultParagraphFont" style:family="text">
      <style:text-properties style:font-name-complex="Calibri" fo:font-size="12pt" style:font-size-asian="12pt" fo:language="el" fo:country="GR"/>
    </style:style>
    <style:style style:name="T163" style:parent-style-name="DefaultParagraphFont" style:family="text">
      <style:text-properties style:font-name-complex="Calibri" fo:font-weight="bold" style:font-weight-asian="bold" fo:font-size="12pt" style:font-size-asian="12pt" fo:language="el" fo:country="GR"/>
    </style:style>
    <style:style style:name="P164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/>
    </style:style>
    <style:style style:name="P165" style:parent-style-name="Normal" style:family="paragraph">
      <style:text-properties style:font-name="Calibri" style:font-name-complex="Calibri"/>
    </style:style>
    <style:style style:name="TableCell166" style:family="table-cell">
      <style:table-cell-properties fo:border="none" fo:padding-top="0in" fo:padding-left="0in" fo:padding-bottom="0in" fo:padding-right="0in"/>
    </style:style>
    <style:style style:name="P167" style:parent-style-name="Standard" style:family="paragraph">
      <style:paragraph-properties style:snap-to-layout-grid="false"/>
      <style:text-properties style:font-name-complex="Calibri" fo:font-size="12pt" style:font-size-asian="12pt"/>
    </style:style>
    <style:style style:name="P168" style:parent-style-name="Normal" style:family="paragraph">
      <style:text-properties style:font-name="Calibri" style:font-name-complex="Calibri"/>
    </style:style>
    <style:style style:name="TableCell169" style:family="table-cell">
      <style:table-cell-properties fo:border="none" fo:padding-top="0in" fo:padding-left="0in" fo:padding-bottom="0in" fo:padding-right="0in"/>
    </style:style>
    <style:style style:name="P170" style:parent-style-name="Standard" style:family="paragraph">
      <style:paragraph-properties style:snap-to-layout-grid="false"/>
      <style:text-properties style:font-name-complex="Calibri" fo:font-size="12pt" style:font-size-asian="12pt"/>
    </style:style>
    <style:style style:name="P171" style:parent-style-name="Normal" style:family="paragraph">
      <style:text-properties style:font-name="Calibri" style:font-name-complex="Calibri" text:display="none"/>
    </style:style>
    <style:style style:name="TableColumn173" style:family="table-column">
      <style:table-column-properties style:column-width="1.1666in" style:use-optimal-column-width="false"/>
    </style:style>
    <style:style style:name="TableColumn174" style:family="table-column">
      <style:table-column-properties style:column-width="6.0381in" style:use-optimal-column-width="false"/>
    </style:style>
    <style:style style:name="Table172" style:family="table">
      <style:table-properties style:width="7.2048in" fo:margin-left="0in" table:align="left"/>
    </style:style>
    <style:style style:name="TableRow175" style:family="table-row">
      <style:table-row-properties style:min-row-height="0.118in" style:use-optimal-row-height="false" fo:keep-together="always"/>
    </style:style>
    <style:style style:name="TableCell176" style:family="table-cell">
      <style:table-cell-properties fo:border="none" fo:background-color="#FFFFFF" fo:padding-top="0in" fo:padding-left="0in" fo:padding-bottom="0in" fo:padding-right="0in"/>
    </style:style>
    <style:style style:name="P177" style:parent-style-name="_ECV_LeftDetails" style:family="paragraph">
      <style:text-properties style:font-name-complex="Calibri" fo:font-size="12pt" style:font-size-asian="12pt" fo:language="el" fo:country="GR"/>
    </style:style>
    <style:style style:name="TableCell178" style:family="table-cell">
      <style:table-cell-properties fo:border="none" fo:background-color="#FFFFFF" fo:padding-top="0in" fo:padding-left="0in" fo:padding-bottom="0in" fo:padding-right="0in"/>
    </style:style>
    <style:style style:name="P179" style:parent-style-name="_ECV_SectionBullet" style:family="paragraph"/>
    <style:style style:name="T180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T181" style:parent-style-name="DefaultParagraphFont" style:family="text">
      <style:text-properties style:font-name-complex="Calibri" fo:font-weight="bold" style:font-weight-asian="bold" fo:font-size="12pt" style:font-size-asian="12pt" fo:language="el" fo:country="GR"/>
    </style:style>
    <style:style style:name="T182" style:parent-style-name="DefaultParagraphFont" style:family="text">
      <style:text-properties style:font-name-complex="Calibri" fo:font-size="12pt" style:font-size-asian="12pt" fo:language="el" fo:country="GR"/>
    </style:style>
    <style:style style:name="P183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 fo:language="el" fo:country="GR"/>
    </style:style>
    <style:style style:name="P184" style:parent-style-name="_ECV_SectionBullet" style:family="paragraph">
      <style:text-properties style:font-name-complex="Calibri" fo:font-size="12pt" style:font-size-asian="12pt" fo:language="el" fo:country="GR"/>
    </style:style>
    <style:style style:name="P185" style:parent-style-name="_ECV_SectionBullet" style:family="paragraph">
      <style:text-properties style:font-name-complex="Calibri" fo:font-size="12pt" style:font-size-asian="12pt" fo:language="el" fo:country="GR"/>
    </style:style>
    <style:style style:name="P186" style:parent-style-name="_ECV_SectionBullet" style:family="paragraph">
      <style:text-properties style:font-name-complex="Calibri" fo:font-size="12pt" style:font-size-asian="12pt" fo:language="el" fo:country="GR"/>
    </style:style>
    <style:style style:name="P187" style:parent-style-name="_ECV_PersonalInfoHeading" style:family="paragraph">
      <style:paragraph-properties style:snap-to-layout-grid="false" fo:text-align="start"/>
      <style:text-properties fo:font-weight="bold" style:font-weight-asian="bold" style:font-weight-complex="bold" fo:font-size="12pt" style:font-size-asian="12pt" fo:language="el" fo:country="GR"/>
    </style:style>
    <style:style style:name="TableRow188" style:family="table-row">
      <style:table-row-properties style:min-row-height="0.118in" style:use-optimal-row-height="false"/>
    </style:style>
    <style:style style:name="TableCell189" style:family="table-cell">
      <style:table-cell-properties fo:border="none" fo:background-color="#FFFFFF" fo:padding-top="0in" fo:padding-left="0in" fo:padding-bottom="0in" fo:padding-right="0in"/>
    </style:style>
    <style:style style:name="P190" style:parent-style-name="_ECV_LeftHeading" style:family="paragraph">
      <style:text-properties fo:language="el" fo:country="GR"/>
    </style:style>
    <style:style style:name="P191" style:parent-style-name="_ECV_Comments" style:family="paragraph">
      <style:text-properties style:font-name="Arial" fo:font-weight="bold" style:font-weight-asian="bold" style:font-weight-complex="bold" fo:color="#000080" fo:font-size="13pt" style:font-size-asian="13pt" style:font-size-complex="13pt"/>
    </style:style>
    <style:style style:name="P192" style:parent-style-name="_ECV_Comments" style:family="paragraph">
      <style:text-properties style:font-name="Arial" fo:font-weight="bold" style:font-weight-asian="bold" style:font-weight-complex="bold" fo:color="#000080" fo:font-size="13pt" style:font-size-asian="13pt" style:font-size-complex="13pt"/>
    </style:style>
    <style:style style:name="TableColumn194" style:family="table-column">
      <style:table-column-properties style:column-width="1.9673in" style:use-optimal-column-width="false"/>
    </style:style>
    <style:style style:name="TableColumn195" style:family="table-column">
      <style:table-column-properties style:column-width="5.2368in" style:use-optimal-column-width="false"/>
    </style:style>
    <style:style style:name="Table193" style:family="table">
      <style:table-properties style:width="7.2041in" fo:margin-left="0in" table:align="left"/>
    </style:style>
    <style:style style:name="TableRow196" style:family="table-row">
      <style:table-row-properties style:use-optimal-row-height="false" fo:keep-together="always"/>
    </style:style>
    <style:style style:name="TableCell197" style:family="table-cell">
      <style:table-cell-properties fo:border="none" fo:background-color="#FFFFFF" fo:padding-top="0in" fo:padding-left="0in" fo:padding-bottom="0in" fo:padding-right="0in"/>
    </style:style>
    <style:style style:name="T198" style:parent-style-name="DefaultParagraphFont" style:family="text">
      <style:text-properties fo:font-size="12pt" style:font-size-asian="12pt" fo:language="en" fo:country="US"/>
    </style:style>
    <style:style style:name="T199" style:parent-style-name="DefaultParagraphFont" style:family="text">
      <style:text-properties fo:font-size="12pt" style:font-size-asian="12pt" fo:language="el" fo:country="GR"/>
    </style:style>
    <style:style style:name="P200" style:parent-style-name="_ECV_Date" style:family="paragraph">
      <style:text-properties fo:font-size="12pt" style:font-size-asian="12pt" fo:language="el" fo:country="GR"/>
    </style:style>
    <style:style style:name="P201" style:parent-style-name="_ECV_Date" style:family="paragraph">
      <style:text-properties fo:font-size="12pt" style:font-size-asian="12pt" fo:language="el" fo:country="GR"/>
    </style:style>
    <style:style style:name="P202" style:parent-style-name="_ECV_Date" style:family="paragraph">
      <style:text-properties fo:font-size="12pt" style:font-size-asian="12pt" fo:language="el" fo:country="GR"/>
    </style:style>
    <style:style style:name="P203" style:parent-style-name="_ECV_Date" style:family="paragraph">
      <style:text-properties fo:font-size="12pt" style:font-size-asian="12pt" fo:language="el" fo:country="GR"/>
    </style:style>
    <style:style style:name="P204" style:parent-style-name="_ECV_Date" style:family="paragraph">
      <style:text-properties fo:font-size="12pt" style:font-size-asian="12pt" fo:language="el" fo:country="GR"/>
    </style:style>
    <style:style style:name="P205" style:parent-style-name="_ECV_Date" style:family="paragraph">
      <style:text-properties fo:font-size="12pt" style:font-size-asian="12pt" fo:language="el" fo:country="GR"/>
    </style:style>
    <style:style style:name="P206" style:parent-style-name="_ECV_Date" style:family="paragraph">
      <style:text-properties fo:font-size="12pt" style:font-size-asian="12pt" fo:language="el" fo:country="GR"/>
    </style:style>
    <style:style style:name="P207" style:parent-style-name="_ECV_Date" style:family="paragraph">
      <style:text-properties fo:font-size="12pt" style:font-size-asian="12pt" fo:language="el" fo:country="GR"/>
    </style:style>
    <style:style style:name="P208" style:parent-style-name="_ECV_Date" style:family="paragraph">
      <style:paragraph-properties fo:text-align="start"/>
    </style:style>
    <style:style style:name="T209" style:parent-style-name="DefaultParagraphFont" style:family="text">
      <style:text-properties fo:font-size="12pt" style:font-size-asian="12pt" fo:language="el" fo:country="GR"/>
    </style:style>
    <style:style style:name="T210" style:parent-style-name="DefaultParagraphFont" style:family="text">
      <style:text-properties fo:font-size="11pt" style:font-size-asian="11pt" style:font-size-complex="11pt" fo:language="el" fo:country="GR"/>
    </style:style>
    <style:style style:name="P211" style:parent-style-name="_ECV_Date" style:family="paragraph">
      <style:text-properties fo:font-size="11pt" style:font-size-asian="11pt" style:font-size-complex="11pt" fo:language="el" fo:country="GR"/>
    </style:style>
    <style:style style:name="P212" style:parent-style-name="_ECV_Date" style:family="paragraph">
      <style:text-properties fo:font-size="11pt" style:font-size-asian="11pt" style:font-size-complex="11pt" fo:language="el" fo:country="GR"/>
    </style:style>
    <style:style style:name="P213" style:parent-style-name="_ECV_Date" style:family="paragraph">
      <style:text-properties fo:font-size="11pt" style:font-size-asian="11pt" style:font-size-complex="11pt" fo:language="el" fo:country="GR"/>
    </style:style>
    <style:style style:name="P214" style:parent-style-name="_ECV_Date" style:family="paragraph">
      <style:text-properties fo:font-size="11pt" style:font-size-asian="11pt" style:font-size-complex="11pt" fo:language="el" fo:country="GR"/>
    </style:style>
    <style:style style:name="P215" style:parent-style-name="_ECV_Date" style:family="paragraph">
      <style:text-properties fo:font-size="11pt" style:font-size-asian="11pt" style:font-size-complex="11pt" fo:language="el" fo:country="GR"/>
    </style:style>
    <style:style style:name="P216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17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18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19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0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1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2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3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4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5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6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7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8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9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0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1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TableCell232" style:family="table-cell">
      <style:table-cell-properties fo:border="none" fo:background-color="#FFFFFF" fo:padding-top="0in" fo:padding-left="0in" fo:padding-bottom="0in" fo:padding-right="0in"/>
    </style:style>
    <style:style style:name="P233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5.768in"/>
        </style:tab-stops>
      </style:paragraph-properties>
    </style:style>
    <style:style style:name="T234" style:parent-style-name="DefaultParagraphFont" style:family="text">
      <style:text-properties style:font-name="Arial" style:font-name-complex="Times New Roman" fo:font-weight="bold" style:font-weight-asian="bold" fo:font-style="italic" style:font-style-asian="italic" fo:color="#808080" fo:font-size="12pt" style:font-size-asian="12pt" fo:language="el" fo:country="GR"/>
    </style:style>
    <style:style style:name="T235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236" style:parent-style-name="DefaultParagraphFont" style:family="text">
      <style:text-properties style:font-name="Arial" style:font-name-complex="Times New Roman" fo:font-style="italic" style:font-style-asian="italic" fo:font-size="12pt" style:font-size-asian="12pt" fo:language="el" fo:country="GR"/>
    </style:style>
    <style:style style:name="T237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238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ableRow239" style:family="table-row">
      <style:table-row-properties style:use-optimal-row-height="false" fo:keep-together="always"/>
    </style:style>
    <style:style style:name="TableCell240" style:family="table-cell">
      <style:table-cell-properties fo:border="none" fo:background-color="#FFFFFF" fo:padding-top="0in" fo:padding-left="0in" fo:padding-bottom="0in" fo:padding-right="0in"/>
    </style:style>
    <style:style style:name="P241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 fo:language="el" fo:country="GR"/>
    </style:style>
    <style:style style:name="P242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 fo:language="el" fo:country="GR"/>
    </style:style>
    <style:style style:name="P243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44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45" style:parent-style-name="DefaultParagraphFont" style:family="text">
      <style:text-properties style:font-name="Arial" fo:font-size="12pt" style:font-size-asian="12pt" fo:language="el" fo:country="GR"/>
    </style:style>
    <style:style style:name="P246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47" style:parent-style-name="DefaultParagraphFont" style:family="text">
      <style:text-properties style:font-name="Arial" fo:font-size="12pt" style:font-size-asian="12pt" fo:language="el" fo:country="GR"/>
    </style:style>
    <style:style style:name="T248" style:parent-style-name="DefaultParagraphFont" style:family="text">
      <style:text-properties style:font-name="Arial" style:text-position="super 66.6%" fo:font-size="12pt" style:font-size-asian="12pt" fo:language="el" fo:country="GR"/>
    </style:style>
    <style:style style:name="T249" style:parent-style-name="DefaultParagraphFont" style:family="text">
      <style:text-properties style:font-name="Arial" fo:font-size="12pt" style:font-size-asian="12pt" fo:language="el" fo:country="GR"/>
    </style:style>
    <style:style style:name="T250" style:parent-style-name="DefaultParagraphFont" style:family="text">
      <style:text-properties style:font-name="Arial" style:text-position="super 66.6%" fo:font-size="12pt" style:font-size-asian="12pt" fo:language="el" fo:country="GR"/>
    </style:style>
    <style:style style:name="T251" style:parent-style-name="DefaultParagraphFont" style:family="text">
      <style:text-properties style:font-name="Arial" fo:font-size="12pt" style:font-size-asian="12pt" fo:language="el" fo:country="GR"/>
    </style:style>
    <style:style style:name="P252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53" style:parent-style-name="DefaultParagraphFont" style:family="text">
      <style:text-properties style:font-name="Arial" fo:font-size="12pt" style:font-size-asian="12pt" fo:language="el" fo:country="GR"/>
    </style:style>
    <style:style style:name="T254" style:parent-style-name="DefaultParagraphFont" style:family="text">
      <style:text-properties style:font-name="Arial" fo:font-size="12pt" style:font-size-asian="12pt" fo:language="el" fo:country="GR"/>
    </style:style>
    <style:style style:name="T255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56" style:parent-style-name="anUanaoioeooao1" style:family="paragraph">
      <style:paragraph-properties fo:margin-bottom="0in" style:line-height-at-least="0.0694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57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58" style:parent-style-name="DefaultParagraphFont" style:family="text">
      <style:text-properties style:font-name="Arial" fo:font-style="italic" style:font-style-asian="italic" fo:font-size="12pt" style:font-size-asian="12pt" fo:language="it" fo:country="IT"/>
    </style:style>
    <style:style style:name="T259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60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61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62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T263" style:parent-style-name="DefaultParagraphFont" style:family="text">
      <style:text-properties style:font-name="Arial" fo:color="#333333" fo:font-size="12pt" style:font-size-asian="12pt" fo:language="el" fo:country="GR"/>
    </style:style>
    <style:style style:name="P264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/>
    </style:style>
    <style:style style:name="TableRow265" style:family="table-row">
      <style:table-row-properties style:min-row-height="0.2361in" style:use-optimal-row-height="false" fo:keep-together="always"/>
    </style:style>
    <style:style style:name="TableCell266" style:family="table-cell">
      <style:table-cell-properties fo:border="none" fo:background-color="#FFFFFF" fo:padding-top="0in" fo:padding-left="0in" fo:padding-bottom="0in" fo:padding-right="0in"/>
    </style:style>
    <style:style style:name="P267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fo:font-style="italic" style:font-style-asian="italic" fo:font-size="12pt" style:font-size-asian="12pt" fo:language="el" fo:country="GR"/>
    </style:style>
    <style:style style:name="P268" style:parent-style-name="Standard" style:family="paragraph">
      <style:paragraph-properties fo:text-align="justify" fo:margin-bottom="0in" style:line-height-at-least="0.0694in"/>
    </style:style>
    <style:style style:name="T269" style:parent-style-name="DefaultParagraphFont" style:family="text">
      <style:text-properties fo:font-style="italic" style:font-style-asian="italic" fo:font-size="12pt" style:font-size-asian="12pt" fo:language="el" fo:country="GR"/>
    </style:style>
    <style:style style:name="T270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71" style:parent-style-name="DefaultParagraphFont" style:family="text">
      <style:text-properties style:font-name="Arial" fo:font-size="12pt" style:font-size-asian="12pt" fo:language="el" fo:country="GR"/>
    </style:style>
    <style:style style:name="T272" style:parent-style-name="DefaultParagraphFont" style:family="text">
      <style:text-properties style:font-name="Arial" fo:font-size="12pt" style:font-size-asian="12pt" fo:language="en" fo:country="US"/>
    </style:style>
    <style:style style:name="T273" style:parent-style-name="DefaultParagraphFont" style:family="text">
      <style:text-properties style:font-name="Arial" fo:font-size="12pt" style:font-size-asian="12pt" fo:language="el" fo:country="GR"/>
    </style:style>
    <style:style style:name="T274" style:parent-style-name="DefaultParagraphFont" style:family="text">
      <style:text-properties style:font-name="Arial" fo:font-size="12pt" style:font-size-asian="12pt" fo:language="it" fo:country="IT"/>
    </style:style>
    <style:style style:name="T275" style:parent-style-name="DefaultParagraphFont" style:family="text">
      <style:text-properties style:font-name="Arial" fo:font-size="12pt" style:font-size-asian="12pt" fo:language="el" fo:country="GR"/>
    </style:style>
    <style:style style:name="P276" style:parent-style-name="Standard" style:family="paragraph">
      <style:paragraph-properties fo:text-align="justify" fo:margin-bottom="0in" style:line-height-at-least="0.0694in"/>
    </style:style>
    <style:style style:name="T277" style:parent-style-name="DefaultParagraphFont" style:family="text">
      <style:text-properties style:font-name="Arial" fo:font-size="12pt" style:font-size-asian="12pt" fo:language="el" fo:country="GR"/>
    </style:style>
    <style:style style:name="T278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79" style:parent-style-name="Standard" style:family="paragraph">
      <style:paragraph-properties fo:text-align="justify" fo:margin-bottom="0in" style:line-height-at-least="0.0694in"/>
    </style:style>
    <style:style style:name="T280" style:parent-style-name="DefaultParagraphFont" style:family="text">
      <style:text-properties style:font-name="Arial" fo:font-size="12pt" style:font-size-asian="12pt" fo:language="el" fo:country="GR"/>
    </style:style>
    <style:style style:name="T281" style:parent-style-name="DefaultParagraphFont" style:family="text">
      <style:text-properties style:font-name="Arial" fo:font-size="12pt" style:font-size-asian="12pt" fo:language="el" fo:country="GR"/>
    </style:style>
    <style:style style:name="T282" style:parent-style-name="DefaultParagraphFont" style:family="text">
      <style:text-properties style:font-name="Arial" fo:font-size="12pt" style:font-size-asian="12pt" fo:language="en" fo:country="US"/>
    </style:style>
    <style:style style:name="T283" style:parent-style-name="DefaultParagraphFont" style:family="text">
      <style:text-properties style:font-name="Arial" fo:font-size="12pt" style:font-size-asian="12pt" fo:language="el" fo:country="GR"/>
    </style:style>
    <style:style style:name="T284" style:parent-style-name="DefaultParagraphFont" style:family="text">
      <style:text-properties style:font-name="Arial" fo:font-size="12pt" style:font-size-asian="12pt" fo:language="en" fo:country="US"/>
    </style:style>
    <style:style style:name="T285" style:parent-style-name="DefaultParagraphFont" style:family="text">
      <style:text-properties style:font-name="Arial" fo:font-size="12pt" style:font-size-asian="12pt" fo:language="el" fo:country="GR"/>
    </style:style>
    <style:style style:name="T286" style:parent-style-name="DefaultParagraphFont" style:family="text">
      <style:text-properties style:font-name="Arial" fo:font-size="12pt" style:font-size-asian="12pt" fo:language="en" fo:country="US"/>
    </style:style>
    <style:style style:name="P287" style:parent-style-name="Standard" style:family="paragraph">
      <style:paragraph-properties fo:text-align="justify" fo:margin-bottom="0in" style:line-height-at-least="0.0694in"/>
    </style:style>
    <style:style style:name="T288" style:parent-style-name="DefaultParagraphFont" style:family="text">
      <style:text-properties style:font-name="Arial" fo:font-size="12pt" style:font-size-asian="12pt" fo:language="el" fo:country="GR"/>
    </style:style>
    <style:style style:name="T289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90" style:parent-style-name="DefaultParagraphFont" style:family="text">
      <style:text-properties style:font-name="Arial" fo:font-size="12pt" style:font-size-asian="12pt" fo:language="el" fo:country="GR"/>
    </style:style>
    <style:style style:name="T291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292" style:parent-style-name="DefaultParagraphFont" style:family="text">
      <style:text-properties style:font-name="Arial" fo:font-size="12pt" style:font-size-asian="12pt" fo:language="el" fo:country="GR"/>
    </style:style>
    <style:style style:name="P293" style:parent-style-name="Standard" style:family="paragraph">
      <style:paragraph-properties fo:text-align="justify" fo:margin-bottom="0in" style:line-height-at-least="0.0694in"/>
    </style:style>
    <style:style style:name="T294" style:parent-style-name="Internetlink" style:family="text">
      <style:text-properties style:font-name="Arial" fo:font-size="12pt" style:font-size-asian="12pt" style:text-underline-type="none" fo:language="el" fo:country="GR"/>
    </style:style>
    <style:style style:name="T295" style:parent-style-name="Internetlink" style:family="text">
      <style:text-properties style:font-name="Arial" fo:font-size="12pt" style:font-size-asian="12pt" fo:language="en" fo:country="US"/>
    </style:style>
    <style:style style:name="T296" style:parent-style-name="Internetlink" style:family="text">
      <style:text-properties style:font-name="Arial" fo:font-size="12pt" style:font-size-asian="12pt" fo:language="el" fo:country="GR"/>
    </style:style>
    <style:style style:name="T297" style:parent-style-name="Internetlink" style:family="text">
      <style:text-properties style:font-name="Arial" fo:font-size="12pt" style:font-size-asian="12pt" fo:language="en" fo:country="US"/>
    </style:style>
    <style:style style:name="T298" style:parent-style-name="Internetlink" style:family="text">
      <style:text-properties style:font-name="Arial" fo:font-size="12pt" style:font-size-asian="12pt" fo:language="el" fo:country="GR"/>
    </style:style>
    <style:style style:name="T299" style:parent-style-name="Internetlink" style:family="text">
      <style:text-properties style:font-name="Arial" fo:font-size="12pt" style:font-size-asian="12pt" fo:language="en" fo:country="US"/>
    </style:style>
    <style:style style:name="T300" style:parent-style-name="Internetlink" style:family="text">
      <style:text-properties style:font-name="Arial" fo:font-size="12pt" style:font-size-asian="12pt" fo:language="el" fo:country="GR"/>
    </style:style>
    <style:style style:name="T301" style:parent-style-name="Internetlink" style:family="text">
      <style:text-properties style:font-name="Arial" fo:font-size="12pt" style:font-size-asian="12pt" fo:language="en" fo:country="US"/>
    </style:style>
    <style:style style:name="T302" style:parent-style-name="Internetlink" style:family="text">
      <style:text-properties style:font-name="Arial" fo:font-size="12pt" style:font-size-asian="12pt" fo:language="el" fo:country="GR"/>
    </style:style>
    <style:style style:name="T303" style:parent-style-name="Internetlink" style:family="text">
      <style:text-properties style:font-name="Arial" fo:font-size="12pt" style:font-size-asian="12pt" fo:language="en" fo:country="US"/>
    </style:style>
    <style:style style:name="T304" style:parent-style-name="Internetlink" style:family="text">
      <style:text-properties style:font-name="Arial" fo:font-size="12pt" style:font-size-asian="12pt" fo:language="el" fo:country="GR"/>
    </style:style>
    <style:style style:name="T305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l" fo:country="GR"/>
    </style:style>
    <style:style style:name="T306" style:parent-style-name="DefaultParagraphFont" style:family="text">
      <style:text-properties style:font-name="Arial" fo:font-size="12pt" style:font-size-asian="12pt" fo:language="el" fo:country="GR"/>
    </style:style>
    <style:style style:name="T307" style:parent-style-name="DefaultParagraphFont" style:family="text">
      <style:text-properties style:font-name="Arial" fo:font-size="12pt" style:font-size-asian="12pt" fo:language="hr" fo:country="BA"/>
    </style:style>
    <style:style style:name="T308" style:parent-style-name="DefaultParagraphFont" style:family="text">
      <style:text-properties style:font-name="Arial" fo:font-size="12pt" style:font-size-asian="12pt" fo:language="el" fo:country="GR"/>
    </style:style>
    <style:style style:name="T309" style:parent-style-name="DefaultParagraphFont" style:family="text">
      <style:text-properties style:font-name="Arial" fo:color="#808080" fo:font-size="12pt" style:font-size-asian="12pt" fo:language="el" fo:country="GR"/>
    </style:style>
    <style:style style:name="P310" style:parent-style-name="Standard" style:family="paragraph">
      <style:paragraph-properties fo:text-align="justify" fo:margin-bottom="0in" style:line-height-at-least="0.0694in"/>
      <style:text-properties style:font-name="Arial" fo:color="#808080" fo:font-size="12pt" style:font-size-asian="12pt" fo:language="el" fo:country="GR"/>
    </style:style>
    <style:style style:name="P311" style:parent-style-name="Standard" style:family="paragraph">
      <style:paragraph-properties fo:text-align="justify" fo:margin-bottom="0in" style:line-height-at-least="0.0694in"/>
    </style:style>
    <style:style style:name="T312" style:parent-style-name="DefaultParagraphFont" style:family="text">
      <style:text-properties fo:font-weight="bold" style:font-weight-asian="bold" fo:font-style="italic" style:font-style-asian="italic" fo:font-size="12pt" style:font-size-asian="12pt" fo:language="en" fo:country="US"/>
    </style:style>
    <style:style style:name="T313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14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15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16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17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P318" style:parent-style-name="Standard" style:family="paragraph">
      <style:paragraph-properties fo:text-align="justify" fo:margin-bottom="0in" style:line-height-at-least="0.0694in"/>
    </style:style>
    <style:style style:name="T319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20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21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22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23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24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P325" style:parent-style-name="Standard" style:family="paragraph">
      <style:paragraph-properties fo:text-align="justify" fo:margin-bottom="0in" style:line-height-at-least="0.0694in"/>
    </style:style>
    <style:style style:name="T326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27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28" style:parent-style-name="DefaultParagraphFont" style:family="text">
      <style:text-properties style:font-name="Arial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T329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30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1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2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3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4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5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6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7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8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9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P340" style:parent-style-name="Standard" style:family="paragraph">
      <style:paragraph-properties fo:text-align="justify" fo:margin-bottom="0in" style:line-height-at-least="0.0694in"/>
    </style:style>
    <style:style style:name="T341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42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43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44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45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46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P347" style:parent-style-name="Standard" style:family="paragraph">
      <style:paragraph-properties fo:text-align="justify" fo:margin-bottom="0in" style:line-height-at-least="0.0694in"/>
    </style:style>
    <style:style style:name="T348" style:parent-style-name="DefaultParagraphFont" style:family="text">
      <style:text-properties style:font-name="Arial" fo:font-size="12pt" style:font-size-asian="12pt" fo:language="en" fo:country="US"/>
    </style:style>
    <style:style style:name="T349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n" fo:country="US"/>
    </style:style>
    <style:style style:name="T350" style:parent-style-name="DefaultParagraphFont" style:family="text">
      <style:text-properties style:font-name="Arial" fo:font-size="12pt" style:font-size-asian="12pt" fo:language="en" fo:country="US"/>
    </style:style>
    <style:style style:name="T351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n" fo:country="US"/>
    </style:style>
    <style:style style:name="P352" style:parent-style-name="Standard" style:family="paragraph">
      <style:paragraph-properties fo:text-align="justify" fo:margin-bottom="0in" style:line-height-at-least="0.0694in"/>
    </style:style>
    <style:style style:name="T353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54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55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56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57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T358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59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360" style:parent-style-name="Standard" style:family="paragraph">
      <style:paragraph-properties fo:text-align="justify" fo:margin-bottom="0in" style:line-height-at-least="0.0694in"/>
    </style:style>
    <style:style style:name="T361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62" style:parent-style-name="DefaultParagraphFont" style:family="text">
      <style:text-properties style:font-name="Arial" fo:font-size="12pt" style:font-size-asian="12pt" fo:language="el" fo:country="GR"/>
    </style:style>
    <style:style style:name="T363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64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65" style:parent-style-name="DefaultParagraphFont" style:family="text">
      <style:text-properties style:font-name="Arial" fo:font-size="12pt" style:font-size-asian="12pt" fo:language="el" fo:country="GR"/>
    </style:style>
    <style:style style:name="T366" style:parent-style-name="DefaultParagraphFont" style:family="text">
      <style:text-properties style:font-name="Arial" fo:font-size="12pt" style:font-size-asian="12pt" fo:language="en" fo:country="US"/>
    </style:style>
    <style:style style:name="T367" style:parent-style-name="DefaultParagraphFont" style:family="text">
      <style:text-properties style:font-name="Arial" fo:font-size="12pt" style:font-size-asian="12pt" fo:language="el" fo:country="GR"/>
    </style:style>
    <style:style style:name="P368" style:parent-style-name="Standard" style:family="paragraph">
      <style:paragraph-properties fo:text-align="justify" fo:margin-bottom="0in" style:line-height-at-least="0.0694in"/>
    </style:style>
    <style:style style:name="T369" style:parent-style-name="DefaultParagraphFont" style:family="text">
      <style:text-properties style:font-name="Arial" fo:font-size="12pt" style:font-size-asian="12pt" fo:language="el" fo:country="GR"/>
    </style:style>
    <style:style style:name="T370" style:parent-style-name="DefaultParagraphFont" style:family="text">
      <style:text-properties style:font-name="Arial" fo:font-size="12pt" style:font-size-asian="12pt" fo:language="en" fo:country="US"/>
    </style:style>
    <style:style style:name="T371" style:parent-style-name="DefaultParagraphFont" style:family="text">
      <style:text-properties style:font-name="Arial" fo:font-size="12pt" style:font-size-asian="12pt" fo:language="el" fo:country="GR"/>
    </style:style>
    <style:style style:name="T372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73" style:parent-style-name="DefaultParagraphFont" style:family="text">
      <style:text-properties style:font-name="Arial" fo:font-size="12pt" style:font-size-asian="12pt" fo:language="el" fo:country="GR"/>
    </style:style>
    <style:style style:name="T374" style:parent-style-name="DefaultParagraphFont" style:family="text">
      <style:text-properties style:font-name="Arial" fo:font-size="12pt" style:font-size-asian="12pt" fo:language="en" fo:country="US"/>
    </style:style>
    <style:style style:name="P375" style:parent-style-name="Standard" style:family="paragraph">
      <style:paragraph-properties fo:text-align="justify" fo:margin-bottom="0in" style:line-height-at-least="0.0694in"/>
      <style:text-properties style:font-name="Arial" fo:font-size="12pt" style:font-size-asian="12pt" fo:language="el" fo:country="GR"/>
    </style:style>
    <style:style style:name="P376" style:parent-style-name="Standard" style:family="paragraph">
      <style:paragraph-properties fo:text-align="justify" fo:margin-bottom="0in" style:line-height-at-least="0.0694in"/>
    </style:style>
    <style:style style:name="T377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78" style:parent-style-name="DefaultParagraphFont" style:family="text">
      <style:text-properties style:font-name="Arial" fo:font-size="12pt" style:font-size-asian="12pt" fo:language="el" fo:country="GR"/>
    </style:style>
    <style:style style:name="T379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80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1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82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3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384" style:parent-style-name="Standard" style:family="paragraph">
      <style:paragraph-properties fo:text-align="justify" fo:margin-bottom="0in" style:line-height-at-least="0.0694in"/>
    </style:style>
    <style:style style:name="T385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6" style:parent-style-name="DefaultParagraphFont" style:family="text">
      <style:text-properties style:font-name="Arial" fo:font-size="12pt" style:font-size-asian="12pt" fo:language="el" fo:country="GR"/>
    </style:style>
    <style:style style:name="T387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88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9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90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91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92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93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P394" style:parent-style-name="Standard" style:family="paragraph">
      <style:paragraph-properties fo:text-align="justify" fo:margin-bottom="0in" style:line-height-at-least="0.0694in"/>
    </style:style>
    <style:style style:name="T395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96" style:parent-style-name="DefaultParagraphFont" style:family="text">
      <style:text-properties style:font-name="Arial" fo:font-size="12pt" style:font-size-asian="12pt" fo:language="en" fo:country="US"/>
    </style:style>
    <style:style style:name="T397" style:parent-style-name="DefaultParagraphFont" style:family="text">
      <style:text-properties style:font-name="Arial" fo:font-size="12pt" style:font-size-asian="12pt" fo:language="el" fo:country="GR"/>
    </style:style>
    <style:style style:name="T398" style:parent-style-name="DefaultParagraphFont" style:family="text">
      <style:text-properties style:font-name="Arial" fo:font-size="12pt" style:font-size-asian="12pt" fo:language="en" fo:country="US"/>
    </style:style>
    <style:style style:name="P399" style:parent-style-name="Standard" style:family="paragraph">
      <style:paragraph-properties fo:text-align="justify" fo:margin-bottom="0in" style:line-height-at-least="0.0694in"/>
    </style:style>
    <style:style style:name="T400" style:parent-style-name="DefaultParagraphFont" style:family="text">
      <style:text-properties style:font-name="Arial" fo:font-size="12pt" style:font-size-asian="12pt" fo:language="el" fo:country="GR"/>
    </style:style>
    <style:style style:name="T401" style:parent-style-name="DefaultParagraphFont" style:family="text">
      <style:text-properties style:font-name="Arial" fo:font-weight="bold" style:font-weight-asian="bold" style:font-weight-complex="bold" fo:font-size="12pt" style:font-size-asian="12pt" fo:language="en" fo:country="US"/>
    </style:style>
    <style:style style:name="T402" style:parent-style-name="DefaultParagraphFont" style:family="text">
      <style:text-properties style:font-name="Arial" fo:font-weight="bold" style:font-weight-asian="bold" style:font-weight-complex="bold" fo:font-size="12pt" style:font-size-asian="12pt" fo:language="el" fo:country="GR"/>
    </style:style>
    <style:style style:name="T403" style:parent-style-name="DefaultParagraphFont" style:family="text">
      <style:text-properties style:font-name="Arial" fo:font-weight="bold" style:font-weight-asian="bold" style:font-weight-complex="bold" fo:font-size="12pt" style:font-size-asian="12pt" fo:language="en" fo:country="US"/>
    </style:style>
    <style:style style:name="T404" style:parent-style-name="DefaultParagraphFont" style:family="text">
      <style:text-properties style:font-name="Arial" fo:font-size="12pt" style:font-size-asian="12pt" fo:language="el" fo:country="GR"/>
    </style:style>
    <style:style style:name="T405" style:parent-style-name="DefaultParagraphFont" style:family="text">
      <style:text-properties style:font-name="Arial" fo:font-size="12pt" style:font-size-asian="12pt" fo:language="en" fo:country="US"/>
    </style:style>
    <style:style style:name="T406" style:parent-style-name="DefaultParagraphFont" style:family="text">
      <style:text-properties style:font-name="Arial" fo:font-size="12pt" style:font-size-asian="12pt" fo:language="el" fo:country="GR"/>
    </style:style>
    <style:style style:name="P407" style:parent-style-name="Standard" style:family="paragraph">
      <style:paragraph-properties fo:text-align="justify" fo:margin-bottom="0in" style:line-height-at-least="0.0694in"/>
      <style:text-properties style:font-name="Arial" fo:font-size="12pt" style:font-size-asian="12pt" fo:language="el" fo:country="GR"/>
    </style:style>
    <style:style style:name="P408" style:parent-style-name="Standard" style:family="paragraph">
      <style:paragraph-properties fo:text-align="justify" fo:margin-bottom="0in" style:line-height-at-least="0.0694in"/>
    </style:style>
    <style:style style:name="T409" style:parent-style-name="DefaultParagraphFont" style:family="text">
      <style:text-properties style:font-name="Arial" fo:font-size="12pt" style:font-size-asian="12pt" fo:language="el" fo:country="GR"/>
    </style:style>
    <style:style style:name="T410" style:parent-style-name="DefaultParagraphFont" style:family="text">
      <style:text-properties style:font-name="Arial" fo:font-weight="bold" style:font-weight-asian="bold" style:font-weight-complex="bold" fo:font-size="12pt" style:font-size-asian="12pt" fo:language="el" fo:country="GR"/>
    </style:style>
    <style:style style:name="T411" style:parent-style-name="DefaultParagraphFont" style:family="text">
      <style:text-properties style:font-name="Arial" fo:font-size="12pt" style:font-size-asian="12pt" fo:language="en" fo:country="US"/>
    </style:style>
    <style:style style:name="T412" style:parent-style-name="DefaultParagraphFont" style:family="text">
      <style:text-properties style:font-name="Arial" fo:font-size="12pt" style:font-size-asian="12pt" fo:language="el" fo:country="GR"/>
    </style:style>
    <style:style style:name="T413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T414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T415" style:parent-style-name="DefaultParagraphFont" style:family="text">
      <style:text-properties style:font-name="Arial" fo:font-style="italic" style:font-style-asian="italic" style:font-style-complex="italic" fo:font-size="12pt" style:font-size-asian="12pt" fo:language="en" fo:country="US"/>
    </style:style>
    <style:style style:name="T416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P417" style:parent-style-name="Standard" style:family="paragraph">
      <style:paragraph-properties fo:text-align="justify" fo:margin-bottom="0in" style:line-height-at-least="0.0694in"/>
      <style:text-properties fo:font-size="12pt" style:font-size-asian="12pt" fo:language="el" fo:country="GR"/>
    </style:style>
    <style:style style:name="P418" style:parent-style-name="Textbody" style:family="paragraph">
      <style:text-properties fo:language="el" fo:country="GR"/>
    </style:style>
    <style:style style:name="P419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420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ableColumn422" style:family="table-column">
      <style:table-column-properties style:column-width="1.9673in" style:use-optimal-column-width="false"/>
    </style:style>
    <style:style style:name="TableColumn423" style:family="table-column">
      <style:table-column-properties style:column-width="5.2375in" style:use-optimal-column-width="false"/>
    </style:style>
    <style:style style:name="Table421" style:family="table">
      <style:table-properties style:width="7.2048in" fo:margin-left="0in" table:align="left"/>
    </style:style>
    <style:style style:name="TableRow424" style:family="table-row">
      <style:table-row-properties style:min-row-height="0.118in" style:use-optimal-row-height="false" fo:keep-together="always"/>
    </style:style>
    <style:style style:name="TableCell425" style:family="table-cell">
      <style:table-cell-properties fo:border="none" fo:background-color="#FFFFFF" fo:padding-top="0in" fo:padding-left="0in" fo:padding-bottom="0in" fo:padding-right="0in"/>
    </style:style>
    <style:style style:name="P426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27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n" fo:country="US"/>
    </style:style>
    <style:style style:name="P428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n" fo:country="US"/>
    </style:style>
    <style:style style:name="P429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0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1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T432" style:parent-style-name="DefaultParagraphFont" style:family="text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3" style:parent-style-name="_ECV_LeftDetails" style:family="paragraph">
      <style:text-properties fo:font-size="10pt" style:font-size-asian="10pt" style:font-size-complex="10pt" fo:language="el" fo:country="GR"/>
    </style:style>
    <style:style style:name="P434" style:parent-style-name="_ECV_LeftDetails" style:family="paragraph">
      <style:text-properties fo:font-size="10pt" style:font-size-asian="10pt" style:font-size-complex="10pt" fo:language="el" fo:country="GR"/>
    </style:style>
    <style:style style:name="P435" style:parent-style-name="_ECV_LeftDetails" style:family="paragraph">
      <style:text-properties fo:font-size="10pt" style:font-size-asian="10pt" style:font-size-complex="10pt" fo:language="el" fo:country="GR"/>
    </style:style>
    <style:style style:name="P436" style:parent-style-name="_ECV_LeftDetails" style:family="paragraph">
      <style:text-properties fo:font-size="10pt" style:font-size-asian="10pt" style:font-size-complex="10pt" fo:language="el" fo:country="GR"/>
    </style:style>
    <style:style style:name="P437" style:parent-style-name="_ECV_LeftDetails" style:family="paragraph">
      <style:paragraph-properties style:snap-to-layout-grid="false"/>
      <style:text-properties fo:font-size="10pt" style:font-size-asian="10pt" style:font-size-complex="10pt" fo:language="el" fo:country="GR"/>
    </style:style>
    <style:style style:name="P438" style:parent-style-name="_ECV_LeftDetails" style:family="paragraph">
      <style:paragraph-properties style:snap-to-layout-grid="false"/>
      <style:text-properties fo:font-size="10pt" style:font-size-asian="10pt" style:font-size-complex="10pt" fo:language="el" fo:country="GR"/>
    </style:style>
    <style:style style:name="TableCell439" style:family="table-cell">
      <style:table-cell-properties fo:border="none" fo:background-color="#FFFFFF" fo:padding-top="0in" fo:padding-left="0in" fo:padding-bottom="0in" fo:padding-right="0in"/>
    </style:style>
    <style:style style:name="P440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1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2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3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4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5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6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7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8" style:parent-style-name="_ECV_SectionBullet" style:family="paragraph">
      <style:text-properties style:font-name-complex="Calibri" fo:font-size="12pt" style:font-size-asian="12pt" fo:language="el" fo:country="GR"/>
    </style:style>
    <style:style style:name="P449" style:parent-style-name="_ECV_SectionBullet" style:family="paragraph">
      <style:text-properties style:font-name-complex="Calibri" fo:font-size="12pt" style:font-size-asian="12pt" fo:language="el" fo:country="GR"/>
    </style:style>
    <style:style style:name="P450" style:parent-style-name="_ECV_SectionBullet" style:family="paragraph">
      <style:text-properties style:font-name-complex="Calibri" fo:font-size="12pt" style:font-size-asian="12pt" fo:language="el" fo:country="GR"/>
    </style:style>
    <style:style style:name="P451" style:parent-style-name="_ECV_SectionBullet" style:family="paragraph"/>
    <style:style style:name="T452" style:parent-style-name="DefaultParagraphFont" style:family="text">
      <style:text-properties style:font-name-complex="Calibri" fo:font-size="12pt" style:font-size-asian="12pt" fo:language="en" fo:country="US"/>
    </style:style>
    <style:style style:name="T453" style:parent-style-name="DefaultParagraphFont" style:family="text">
      <style:text-properties style:font-name-complex="Calibri" fo:font-size="12pt" style:font-size-asian="12pt" fo:language="el" fo:country="GR"/>
    </style:style>
    <style:style style:name="T454" style:parent-style-name="DefaultParagraphFont" style:family="text">
      <style:text-properties style:font-name-complex="Calibri" fo:font-size="12pt" style:font-size-asian="12pt" fo:language="en" fo:country="US"/>
    </style:style>
    <style:style style:name="T455" style:parent-style-name="DefaultParagraphFont" style:family="text">
      <style:text-properties style:font-name-complex="Calibri" fo:font-size="12pt" style:font-size-asian="12pt" fo:language="el" fo:country="GR"/>
    </style:style>
    <style:style style:name="T456" style:parent-style-name="DefaultParagraphFont" style:family="text">
      <style:text-properties style:font-name-complex="Calibri" fo:font-size="12pt" style:font-size-asian="12pt" fo:language="en" fo:country="US"/>
    </style:style>
    <style:style style:name="T457" style:parent-style-name="DefaultParagraphFont" style:family="text">
      <style:text-properties style:font-name-complex="Calibri" fo:font-size="12pt" style:font-size-asian="12pt" fo:language="el" fo:country="GR"/>
    </style:style>
    <style:style style:name="T458" style:parent-style-name="DefaultParagraphFont" style:family="text">
      <style:text-properties style:font-name-complex="Calibri" fo:font-size="12pt" style:font-size-asian="12pt" fo:language="en" fo:country="US"/>
    </style:style>
    <style:style style:name="T459" style:parent-style-name="DefaultParagraphFont" style:family="text">
      <style:text-properties style:font-name-complex="Calibri" fo:font-size="12pt" style:font-size-asian="12pt" fo:language="el" fo:country="GR"/>
    </style:style>
    <style:style style:name="T460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T461" style:parent-style-name="DefaultParagraphFont" style:family="text">
      <style:text-properties style:font-name-complex="Calibri" fo:font-size="12pt" style:font-size-asian="12pt" fo:language="el" fo:country="GR"/>
    </style:style>
    <style:style style:name="P462" style:parent-style-name="_ECV_SectionBullet" style:family="paragraph">
      <style:text-properties style:font-name-complex="Calibri" fo:font-size="12pt" style:font-size-asian="12pt" fo:language="el" fo:country="GR"/>
    </style:style>
    <style:style style:name="P463" style:parent-style-name="_ECV_SectionBullet" style:family="paragraph"/>
    <style:style style:name="T464" style:parent-style-name="DefaultParagraphFont" style:family="text">
      <style:text-properties style:font-name-complex="Calibri" fo:font-size="12pt" style:font-size-asian="12pt" fo:language="el" fo:country="GR"/>
    </style:style>
    <style:style style:name="T465" style:parent-style-name="DefaultParagraphFont" style:family="text">
      <style:text-properties style:font-name="Book Antiqua" style:font-name-complex="Book Antiqua" fo:font-size="12pt" style:font-size-asian="12pt" fo:language="el" fo:country="GR"/>
    </style:style>
    <style:style style:name="T466" style:parent-style-name="DefaultParagraphFont" style:family="text">
      <style:text-properties style:font-name="Book Antiqua" style:font-name-complex="Book Antiqua" fo:font-size="12pt" style:font-size-asian="12pt" fo:language="el" fo:country="GR"/>
    </style:style>
    <style:style style:name="T467" style:parent-style-name="DefaultParagraphFont" style:family="text">
      <style:text-properties style:font-name-complex="Calibri" fo:font-size="12pt" style:font-size-asian="12pt" fo:language="el" fo:country="GR"/>
    </style:style>
    <style:style style:name="T468" style:parent-style-name="DefaultParagraphFont" style:family="text">
      <style:text-properties style:font-name-complex="Calibri" fo:font-size="12pt" style:font-size-asian="12pt" fo:language="el" fo:country="GR"/>
    </style:style>
    <style:style style:name="T469" style:parent-style-name="DefaultParagraphFont" style:family="text">
      <style:text-properties style:font-name-complex="Calibri" fo:font-size="12pt" style:font-size-asian="12pt" fo:language="el" fo:country="GR"/>
    </style:style>
    <style:style style:name="P470" style:parent-style-name="_ECV_SectionBullet" style:family="paragraph">
      <style:text-properties style:font-name-complex="Calibri" fo:font-size="12pt" style:font-size-asian="12pt" fo:language="el" fo:country="GR"/>
    </style:style>
    <style:style style:name="P471" style:parent-style-name="Normal" style:family="paragraph">
      <style:text-properties style:font-name="Calibri" text:display="none" fo:color="#00000A" fo:letter-spacing="-0.0041in" fo:font-size="9pt" style:font-size-asian="9pt" fo:language="en" fo:country="GB"/>
    </style:style>
    <style:style style:name="TableColumn473" style:family="table-column">
      <style:table-column-properties style:column-width="1.9673in" style:use-optimal-column-width="false"/>
    </style:style>
    <style:style style:name="TableColumn474" style:family="table-column">
      <style:table-column-properties style:column-width="5.2375in" style:use-optimal-column-width="false"/>
    </style:style>
    <style:style style:name="Table472" style:family="table">
      <style:table-properties style:width="7.2048in" fo:margin-left="0in" table:align="left"/>
    </style:style>
    <style:style style:name="TableRow475" style:family="table-row">
      <style:table-row-properties style:min-row-height="0.118in" style:use-optimal-row-height="false" fo:keep-together="always"/>
    </style:style>
    <style:style style:name="TableCell476" style:family="table-cell">
      <style:table-cell-properties fo:border="none" fo:background-color="#FFFFFF" fo:padding-top="0in" fo:padding-left="0in" fo:padding-bottom="0in" fo:padding-right="0in"/>
    </style:style>
    <style:style style:name="P477" style:parent-style-name="_ECV_LeftDetails" style:family="paragraph"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P478" style:parent-style-name="_ECV_LeftDetails" style:family="paragraph">
      <style:text-properties fo:language="el" fo:country="GR"/>
    </style:style>
    <style:style style:name="P479" style:parent-style-name="_ECV_LeftDetails" style:family="paragraph">
      <style:text-properties fo:language="el" fo:country="GR"/>
    </style:style>
    <style:style style:name="P480" style:parent-style-name="_ECV_LeftDetails" style:family="paragraph">
      <style:text-properties fo:language="el" fo:country="GR"/>
    </style:style>
    <style:style style:name="P481" style:parent-style-name="_ECV_LeftDetails" style:family="paragraph">
      <style:text-properties fo:language="el" fo:country="GR"/>
    </style:style>
    <style:style style:name="P482" style:parent-style-name="_ECV_LeftDetails" style:family="paragraph">
      <style:text-properties fo:language="el" fo:country="GR"/>
    </style:style>
    <style:style style:name="P483" style:parent-style-name="_ECV_LeftDetails" style:family="paragraph">
      <style:text-properties fo:language="el" fo:country="GR"/>
    </style:style>
    <style:style style:name="P484" style:parent-style-name="_ECV_LeftDetails" style:family="paragraph">
      <style:text-properties fo:language="el" fo:country="GR"/>
    </style:style>
    <style:style style:name="P485" style:parent-style-name="_ECV_LeftDetails" style:family="paragraph">
      <style:text-properties fo:language="el" fo:country="GR"/>
    </style:style>
    <style:style style:name="P486" style:parent-style-name="_ECV_LeftDetails" style:family="paragraph">
      <style:text-properties fo:language="el" fo:country="GR"/>
    </style:style>
    <style:style style:name="P487" style:parent-style-name="_ECV_LeftDetails" style:family="paragraph">
      <style:text-properties fo:language="el" fo:country="GR"/>
    </style:style>
    <style:style style:name="P488" style:parent-style-name="_ECV_LeftDetails" style:family="paragraph">
      <style:text-properties fo:language="el" fo:country="GR"/>
    </style:style>
    <style:style style:name="P489" style:parent-style-name="_ECV_LeftDetails" style:family="paragraph">
      <style:text-properties fo:language="el" fo:country="GR"/>
    </style:style>
    <style:style style:name="P490" style:parent-style-name="_ECV_LeftDetails" style:family="paragraph">
      <style:text-properties fo:language="el" fo:country="GR"/>
    </style:style>
    <style:style style:name="P491" style:parent-style-name="_ECV_LeftDetails" style:family="paragraph">
      <style:text-properties fo:language="el" fo:country="GR"/>
    </style:style>
    <style:style style:name="P492" style:parent-style-name="_ECV_LeftDetails" style:family="paragraph">
      <style:text-properties fo:language="el" fo:country="GR"/>
    </style:style>
    <style:style style:name="P493" style:parent-style-name="_ECV_LeftDetails" style:family="paragraph">
      <style:text-properties fo:language="el" fo:country="GR"/>
    </style:style>
    <style:style style:name="P494" style:parent-style-name="_ECV_LeftDetails" style:family="paragraph">
      <style:text-properties fo:language="el" fo:country="GR"/>
    </style:style>
    <style:style style:name="P495" style:parent-style-name="_ECV_LeftDetails" style:family="paragraph">
      <style:text-properties fo:language="el" fo:country="GR"/>
    </style:style>
    <style:style style:name="T496" style:parent-style-name="DefaultParagraphFont" style:family="text">
      <style:text-properties fo:font-size="12pt" style:font-size-asian="12pt" fo:language="el" fo:country="GR"/>
    </style:style>
    <style:style style:name="T497" style:parent-style-name="DefaultParagraphFont" style:family="text">
      <style:text-properties fo:font-size="12pt" style:font-size-asian="12pt" fo:language="en" fo:country="US"/>
    </style:style>
    <style:style style:name="T498" style:parent-style-name="DefaultParagraphFont" style:family="text">
      <style:text-properties fo:font-size="12pt" style:font-size-asian="12pt" fo:language="el" fo:country="GR"/>
    </style:style>
    <style:style style:name="P499" style:parent-style-name="_ECV_LeftDetails" style:family="paragraph">
      <style:text-properties fo:language="el" fo:country="GR"/>
    </style:style>
    <style:style style:name="P500" style:parent-style-name="_ECV_LeftDetails" style:family="paragraph">
      <style:text-properties fo:language="el" fo:country="GR"/>
    </style:style>
    <style:style style:name="TableCell501" style:family="table-cell">
      <style:table-cell-properties fo:border="none" fo:background-color="#FFFFFF" fo:padding-top="0in" fo:padding-left="0in" fo:padding-bottom="0in" fo:padding-right="0in"/>
    </style:style>
    <style:style style:name="P502" style:parent-style-name="Standard" style:family="paragraph">
      <style:paragraph-properties fo:text-align="justify" fo:margin-bottom="0in" style:line-height-at-least="0.0694in"/>
    </style:style>
    <style:style style:name="T503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04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05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06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07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08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09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10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11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12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13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14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15" style:parent-style-name="Standard" style:family="paragraph">
      <style:paragraph-properties fo:text-align="justify" fo:margin-bottom="0in" style:line-height-at-least="0.0694in" fo:margin-left="1in">
        <style:tab-stops>
          <style:tab-stop style:type="left" style:position="-0.5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16" style:parent-style-name="Standard" style:family="paragraph">
      <style:paragraph-properties fo:text-align="justify" fo:margin-bottom="0in" style:line-height-at-least="0.0694in"/>
    </style:style>
    <style:style style:name="T517" style:parent-style-name="DefaultParagraphFont" style:family="text"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l" fo:country="GR"/>
    </style:style>
    <style:style style:name="T518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19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20" style:parent-style-name="Standard" style:family="paragraph">
      <style:paragraph-properties fo:text-align="justify" fo:margin-bottom="0in" style:line-height-at-least="0.0694in"/>
    </style:style>
    <style:style style:name="T521" style:parent-style-name="DefaultParagraphFont" style:family="text"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T522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23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P524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/>
    </style:style>
    <style:style style:name="P525" style:parent-style-name="Standard" style:family="paragraph">
      <style:paragraph-properties fo:text-align="justify" fo:margin-bottom="0in" style:line-height-at-least="0.0694in"/>
    </style:style>
    <style:style style:name="T526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27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28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29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l" fo:country="GR"/>
    </style:style>
    <style:style style:name="T530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31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l" fo:country="GR"/>
    </style:style>
    <style:style style:name="T532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33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34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35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36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T537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38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P539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/>
    </style:style>
    <style:style style:name="P540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1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2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3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n" fo:country="US"/>
    </style:style>
    <style:style style:name="P544" style:parent-style-name="Standard" style:family="paragraph">
      <style:paragraph-properties fo:text-align="justify" fo:margin-bottom="0in" style:line-height-at-least="0.0694in"/>
      <style:text-properties style:font-name="Batang, 바탕" style:font-name-asian="Batang, 바탕" style:font-name-complex="Batang, 바탕" fo:font-size="10pt" style:font-size-asian="10pt" fo:language="el" fo:country="GR"/>
    </style:style>
    <style:style style:name="P545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0pt" style:font-size-asian="10pt" fo:language="el" fo:country="GR"/>
    </style:style>
    <style:style style:name="P546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0pt" style:font-size-asian="10pt" fo:language="el" fo:country="GR"/>
    </style:style>
    <style:style style:name="P547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48" style:parent-style-name="DefaultParagraphFont" style:family="text">
      <style:text-properties style:font-name="Batang, 바탕" style:font-name-asian="Batang, 바탕" style:font-name-complex="Batang, 바탕" fo:font-size="10pt" style:font-size-asian="10pt" fo:language="el" fo:country="GR"/>
    </style:style>
    <style:style style:name="T549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50" style:parent-style-name="DefaultParagraphFont" style:family="text">
      <style:text-properties style:font-name="Times New Roman" style:font-name-asian="Batang, 바탕" style:font-name-complex="Times New Roman" fo:font-size="12pt" style:font-size-asian="12pt" fo:language="el" fo:country="GR"/>
    </style:style>
    <style:style style:name="T551" style:parent-style-name="DefaultParagraphFont" style:family="text">
      <style:text-properties style:font-name="Times New Roman" style:font-name-asian="Batang, 바탕" style:font-name-complex="Times New Roman" fo:font-size="12pt" style:font-size-asian="12pt" fo:language="el" fo:country="GR"/>
    </style:style>
    <style:style style:name="P552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3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4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55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56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57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8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59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60" style:parent-style-name="DefaultParagraphFont" style:family="text">
      <style:text-properties fo:language="el" fo:country="GR"/>
    </style:style>
    <style:style style:name="T561" style:parent-style-name="DefaultParagraphFont" style:family="text">
      <style:text-properties fo:language="en" fo:country="US"/>
    </style:style>
    <style:style style:name="T562" style:parent-style-name="DefaultParagraphFont" style:family="text">
      <style:text-properties fo:language="el" fo:country="GR"/>
    </style:style>
    <style:style style:name="T563" style:parent-style-name="DefaultParagraphFont" style:family="text">
      <style:text-properties fo:language="en" fo:country="US"/>
    </style:style>
    <style:style style:name="T564" style:parent-style-name="Hyperlink" style:family="text">
      <style:text-properties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language="en" fo:country="US"/>
    </style:style>
    <style:style style:name="T573" style:parent-style-name="DefaultParagraphFont" style:family="text">
      <style:text-properties fo:language="en" fo:country="US"/>
    </style:style>
    <style:style style:name="T574" style:parent-style-name="DefaultParagraphFont" style:family="text">
      <style:text-properties fo:language="el" fo:country="GR"/>
    </style:style>
    <style:style style:name="T575" style:parent-style-name="DefaultParagraphFont" style:family="text">
      <style:text-properties fo:language="en" fo:country="US"/>
    </style:style>
    <style:style style:name="T576" style:parent-style-name="DefaultParagraphFont" style:family="text">
      <style:text-properties fo:language="el" fo:country="GR"/>
    </style:style>
    <style:style style:name="T577" style:parent-style-name="DefaultParagraphFont" style:family="text">
      <style:text-properties fo:language="en" fo:country="US"/>
    </style:style>
    <style:style style:name="T578" style:parent-style-name="DefaultParagraphFont" style:family="text">
      <style:text-properties fo:language="el" fo:country="GR"/>
    </style:style>
    <style:style style:name="T579" style:parent-style-name="DefaultParagraphFont" style:family="text">
      <style:text-properties fo:language="en" fo:country="US"/>
    </style:style>
    <style:style style:name="T580" style:parent-style-name="DefaultParagraphFont" style:family="text">
      <style:text-properties fo:language="el" fo:country="GR"/>
    </style:style>
    <style:style style:name="T581" style:parent-style-name="DefaultParagraphFont" style:family="text">
      <style:text-properties fo:language="en" fo:country="US"/>
    </style:style>
    <style:style style:name="T582" style:parent-style-name="DefaultParagraphFont" style:family="text">
      <style:text-properties fo:language="el" fo:country="GR"/>
    </style:style>
    <style:style style:name="T583" style:parent-style-name="DefaultParagraphFont" style:family="text">
      <style:text-properties fo:language="en" fo:country="US"/>
    </style:style>
    <style:style style:name="T584" style:parent-style-name="DefaultParagraphFont" style:family="text">
      <style:text-properties fo:language="el" fo:country="GR"/>
    </style:style>
    <style:style style:name="T585" style:parent-style-name="DefaultParagraphFont" style:family="text">
      <style:text-properties fo:language="en" fo:country="US"/>
    </style:style>
    <style:style style:name="P586" style:parent-style-name="_ECV_Text" style:family="paragraph">
      <style:text-properties fo:language="el" fo:country="GR"/>
    </style:style>
    <style:style style:name="P587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ΠΡΟΣΩΠΙΚΑ ΣΤΟΙΧΕΙΑ</text:p>
            <text:p text:style-name="P22"/>
            <text:p text:style-name="P23"><text:span text:style-name="T24">ONOMA</text:span><text:span text:style-name="T25"><text:s/></text:span><text:span text:style-name="T26"><text:s/>: <text:s/>ΔΕΣΠΟΙΝΑ <text:s text:c="2"/>Π λ ε υ ρ ι ά</text:span></text:p>
            <text:p text:style-name="P27"/>
            <text:p text:style-name="P28"><text:span text:style-name="T29">ΤΗΛΕΦΩΝΑ <text:s text:c="2"/>:</text:span></text:p>
            <text:p text:style-name="P30"><text:span text:style-name="T31"><text:s text:c="19"/>2102472787</text:span></text:p>
            <text:p text:style-name="P32"><text:span text:style-name="T33"><text:s text:c="19"/></text:span><text:span text:style-name="T34"><text:s/></text:span><text:span text:style-name="T35">6942953060</text:span></text:p>
            <text:p text:style-name="P36"/>
            <text:p text:style-name="P37"><text:span text:style-name="T38"><text:s/>ΚΑΤΟΙΚΙΑ <text:s/>: Άνω Ζωφριά, <text:s/>Δήμος Φυλής, <text:s text:c="6"/>ΑΤΤΙΚΗ</text:span></text:p>
            <text:p text:style-name="P39"><text:span text:style-name="T40">ΔΙΕΥ/ΝΣΗ ΗΛΕΚΤΡΟΝΙΚΟΥ ΤΑΧΥΔΡΟΜΕΙΟΥ : <text:s/></text:span><text:a xlink:href="mailto:pdepy@cosmotemail.gr" office:target-frame-name="_top" xlink:show="replace"><text:span text:style-name="T41">pdepy</text:span><text:span text:style-name="T42">@</text:span><text:span text:style-name="T43">cosmotemail</text:span><text:span text:style-name="T44">.</text:span><text:span text:style-name="T45">gr</text:span></text:a></text:p>
            <text:p text:style-name="P46"/>
            <text:p text:style-name="P47">ΕΘΝΙΚΟΤΗΤΑ <text:s text:c="2"/>Ελληνική</text:p>
            <text:p text:style-name="P48"/>
            <text:p text:style-name="P49"><text:span text:style-name="T50">Ηλεκτρονική ΔΙΕΥΘΥΝΣΗ Ιστότοπου</text:span><text:span text:style-name="T51">: <text:s/></text:span><text:a xlink:href="http://desp53.wix.com/despoinapl" office:target-frame-name="_top" xlink:show="replace"><text:span text:style-name="T52">http://desp53.wix.com/despoinapl</text:span></text:a></text:p>
            <text:p text:style-name="P53"/>
            <text:p text:style-name="P54"><text:span text:style-name="T55">ΙΣΤΟΛΟΓΙΟ</text:span><text:span text:style-name="T56"><text:s/>: <text:s/></text:span><text:a xlink:href="../www.despoinapl.blogspot.com" office:target-frame-name="_top" xlink:show="replace"><text:span text:style-name="T57">www.despoinapl.blogspot.com</text:span></text:a></text:p>
            <text:p text:style-name="P58"/>
            <text:p text:style-name="P59"/>
            <table:table table:style-name="Table60">
              <table:table-columns>
                <table:table-column table:style-name="TableColumn61"/>
                <table:table-column table:style-name="TableColumn62"/>
              </table:table-columns>
              <table:table-row table:style-name="TableRow63">
                <table:table-cell table:style-name="TableCell64">
                  <text:p text:style-name="P65">ΕΚΠΑΙΔΕΥΣΗ ΚΑΙ ΚΑΤΑΡΤΙΣΗ</text:p>
                </table:table-cell>
                <table:table-cell table:style-name="TableCell66">
                  <text:p text:style-name="P67"/>
                </table:table-cell>
              </table:table-row>
            </table:table>
            <text:p text:style-name="P68"/>
            <table:table table:style-name="Table69">
              <table:table-columns>
                <table:table-column table:style-name="TableColumn70"/>
                <table:table-column table:style-name="TableColumn71"/>
                <table:table-column table:style-name="TableColumn72"/>
              </table:table-columns>
              <table:table-row table:style-name="TableRow73">
                <table:table-cell table:style-name="TableCell74">
                  <text:p text:style-name="Standard"/>
                </table:table-cell>
                <table:table-cell table:style-name="TableCell75">
                  <text:p text:style-name="P76"/>
                  <text:p text:style-name="P77"/>
                  <text:p text:style-name="P78"><text:span text:style-name="T79">1/ Πτυχίο Πληροφορικής <text:s text:c="5"/>| Τμήμα Πληροφορικής<text:s/></text:span><text:span text:style-name="T80">Πανεπιστημίου Αθηνών</text:span></text:p>
                  <text:p text:style-name="P81"><text:span text:style-name="T82"><text:s text:c="4"/></text:span><text:span text:style-name="T83">I</text:span><text:span text:style-name="T84">ούνιος 1995</text:span><text:span text:style-name="T85"><text:s text:c="18"/>- <text:s text:c="4"/>βαθμός πτυχίου 7,85</text:span></text:p>
                  <text:p text:style-name="P86"/>
                  <text:p text:style-name="P87"><text:span text:style-name="T88">2/ Μεταπτυχιακό Δίπλωμα <text:s text:c="3"/>| <text:s/>Τμήμα Πληροφορικής<text:s/></text:span><text:span text:style-name="T89">Πανεπιστημίου Αθηνών</text:span></text:p>
                  <text:p text:style-name="P90"><text:span text:style-name="T91"><text:s text:c="4"/>Σεπτέμβριος <text:s/>1999 <text:s text:c="16"/>- <text:s text:c="3"/>Ειδικότητα «</text:span><text:span text:style-name="T92">Αλγόριθμοι Υψηλής Απόδοσης»<text:s/></text:span><text:span text:style-name="T93"><text:s text:c="4"/></text:span></text:p>
                  <text:p text:style-name="P94"/>
                  <text:p text:style-name="P95"/>
                </table:table-cell>
                <table:table-cell table:style-name="TableCell96">
                  <text:p text:style-name="P97"/>
                </table:table-cell>
              </table:table-row>
            </table:table>
            <text:p text:style-name="P98"/>
            <text:p text:style-name="P99"><text:span text:style-name="T100">ΞΕΝΕΣ ΓΛΩΣΣΕΣ<text:s/></text:span><text:span text:style-name="T101"><text:s text:c="2"/></text:span></text:p>
            <text:p text:style-name="P102"/>
            <text:p text:style-name="P103"/>
            <text:p text:style-name="P104"><text:span text:style-name="T105"><text:s text:c="21"/></text:span><text:span text:style-name="T106">Γαλλικά</text:span><text:span text:style-name="T107"><text:s/>(</text:span><text:span text:style-name="T108">Superieur</text:span><text:span text:style-name="T109"><text:s/></text:span><text:span text:style-name="T110">III</text:span><text:span text:style-name="T111">), <text:s text:c="3"/></text:span><text:span text:style-name="T112">Αγγλικά<text:s/></text:span><text:span text:style-name="T113">(</text:span><text:span text:style-name="T114">Lower</text:span><text:span text:style-name="T115"><text:s/></text:span><text:span text:style-name="T116">A</text:span><text:span text:style-name="T117">) ,<text:s/></text:span><text:span text:style-name="T118">Ιταλικά <text:s/></text:span><text:span text:style-name="T119"><text:s/>(50 ώρες σε ΚΕΕ)</text:span></text:p>
            <text:p text:style-name="P120"/>
            <table:table table:style-name="Table121">
              <table:table-columns>
                <table:table-column table:style-name="TableColumn122"/>
                <table:table-column table:style-name="TableColumn123"/>
                <table:table-column table:style-name="TableColumn124"/>
              </table:table-columns>
              <table:table-row table:style-name="TableRow125">
                <table:table-cell table:style-name="TableCell126">
                  <text:p text:style-name="P127"/>
                </table:table-cell>
                <table:table-cell table:style-name="TableCell128">
                  <table:table table:style-name="Table129">
                    <table:table-columns>
                      <table:table-column table:style-name="TableColumn130"/>
                      <table:table-column table:style-name="TableColumn131"/>
                      <table:table-column table:style-name="TableColumn132"/>
                    </table:table-columns>
                    <table:table-row table:style-name="TableRow133">
                      <table:table-cell table:style-name="TableCell134">
                        <text:p text:style-name="P135"/>
                      </table:table-cell>
                      <table:table-cell table:style-name="TableCell136" table:number-columns-spanned="2">
                        <text:p text:style-name="P137"/>
                        <text:p text:style-name="_ECV_SectionBullet"><text:span text:style-name="T138"><text:s/></text:span><text:span text:style-name="T139">ΣΕΜΙΝΑΡΙΑ</text:span></text:p>
                        <text:p text:style-name="P140"/>
                        <text:list text:style-name="WW8Num3">
                          <text:list-item>
                            <text:p text:style-name="P141"><text:span text:style-name="T142">E</text:span><text:span text:style-name="T143">λληνικός Κόμβος Ασφαλούς Διαδικτύου : Μαθαίνω να σερφάρω δημιουργικά <text:s text:c="65"/>και <text:s/>με ασφάλεια<text:s/></text:span><text:span text:style-name="T144">saferinternet</text:span></text:p>
                          </text:list-item>
                        </text:list>
                        <text:p text:style-name="P145"/>
                      </table:table-cell>
                      <table:covered-table-cell/>
                    </table:table-row>
                    <table:table-row table:style-name="TableRow146">
                      <table:table-cell table:style-name="TableCell147">
                        <text:p text:style-name="P148"/>
                      </table:table-cell>
                      <table:table-cell table:style-name="TableCell149">
                        <text:list text:style-name="WW8Num3" text:continue-numbering="true">
                          <text:list-item>
                            <text:p text:style-name="P150"><text:span text:style-name="T151">European Focus Conference:&lt; Women Choosing ICT Careers: Influencing Policy from Practice&gt; (European Commission project ‘gender-IT… <text:s/>ICT Sector’)</text:span></text:p>
                          </text:list-item>
                        </text:list>
                        <text:p text:style-name="P152"/>
                        <table:table table:style-name="Table153">
                          <table:table-columns>
                            <table:table-column table:style-name="TableColumn154"/>
                            <table:table-column table:style-name="TableColumn155"/>
                          </table:table-columns>
                          <table:table-row table:style-name="TableRow156">
                            <table:table-cell table:style-name="TableCell157">
                              <text:list text:style-name="WW8Num5">
                                <text:list-item>
                                  <text:p text:style-name="P158"/>
                                </text:list-item>
                              </text:list>
                            </table:table-cell>
                            <table:table-cell table:style-name="TableCell159">
                              <text:list text:style-name="WW8Num5" text:continue-numbering="true">
                                <text:list-item>
                                  <text:p text:style-name="P160">Επιμορφωτικό σεμινάριο &lt;Αρχεία Πηγές γνώσης πηγές μνήμης &gt; Ιστορικό</text:p>
                                </text:list-item>
                              </text:list>
                              <text:p text:style-name="P161"><text:span text:style-name="T162">αρχείο<text:s/></text:span><text:span text:style-name="T163">Εθνικής Τράπεζας</text:span></text:p>
                              <text:p text:style-name="P164"/>
                            </table:table-cell>
                          </table:table-row>
                        </table:table>
                        <text:p text:style-name="P165"/>
                      </table:table-cell>
                      <table:table-cell table:style-name="TableCell166">
                        <text:p text:style-name="P167"/>
                      </table:table-cell>
                    </table:table-row>
                  </table:table>
                  <text:p text:style-name="P168"/>
                </table:table-cell>
                <table:table-cell table:style-name="TableCell169">
                  <text:p text:style-name="P170"/>
                </table:table-cell>
              </table:table-row>
            </table:table>
            <text:p text:style-name="P171"/>
            <table:table table:style-name="Table172">
              <table:table-columns>
                <table:table-column table:style-name="TableColumn173"/>
                <table:table-column table:style-name="TableColumn174"/>
              </table:table-columns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list text:style-name="WW8Num3" text:continue-numbering="true">
                    <text:list-item>
                      <text:p text:style-name="P179"><text:span text:style-name="T180">E</text:span><text:span text:style-name="T181">ΣΔΥ<text:s/></text:span><text:span text:style-name="T182"><text:s/>‘Πρακτικές Διοίκησης και <text:s/>σφάλεια ς και εμπιστευτικότητας στη διακίνηση και Επεξεργασία Πληροφορίας στην Υγεία : Ηλεκτρονικός Ιατρικός Φάκελος Ασθενούς / Παρακολούθηση Ενέργειας Κατάρτισης</text:span></text:p>
                    </text:list-item>
                  </text:list>
                  <text:p text:style-name="P183"/>
                  <text:list text:style-name="WW8Num3" text:continue-numbering="true">
                    <text:list-item>
                      <text:p text:style-name="P184">Παρακολούθηση της δημόσιας συζήτησης που διοργάνωσε η ΜΚΟ Ιωάννης Καποδίστριας, με θέμα «Ο ρατσισμός και η ξενοφοβία ως απειλή για τα ανθρώπινα δικαιώματα</text:p>
                    </text:list-item>
                  </text:list>
                  <text:p text:style-name="P185"/>
                  <text:p text:style-name="P186"/>
                </table:table-cell>
              </table:table-row>
            </table:table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</table:table>
      <text:p text:style-name="P191">ΠΡΟΫΠΗΡΕΣΙΑ (επαγγελματική)</text:p>
      <text:p text:style-name="P192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3">
            <text:p text:style-name="_ECV_Date"><text:span text:style-name="T198">2</text:span><text:span text:style-name="T199">009-2012 διδακτική</text:span></text:p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><text:span text:style-name="T209"><text:s text:c="14"/></text:span><text:span text:style-name="T210">2006-2007</text:span></text:p>
            <text:p text:style-name="P211"/>
            <text:p text:style-name="P212"/>
            <text:p text:style-name="P213"/>
            <text:p text:style-name="P214"/>
            <text:p text:style-name="P215"/>
            <text:p text:style-name="P216">2006</text:p>
            <text:p text:style-name="P217"/>
            <text:p text:style-name="P218"/>
            <text:p text:style-name="P219"/>
            <text:p text:style-name="P220">2005</text:p>
            <text:p text:style-name="P221"/>
            <text:p text:style-name="P222">2004</text:p>
            <text:p text:style-name="P223"/>
            <text:p text:style-name="P224"/>
            <text:p text:style-name="P225"/>
            <text:p text:style-name="P226">2003</text:p>
            <text:p text:style-name="P227">2000-2002</text:p>
            <text:p text:style-name="P228"/>
            <text:p text:style-name="P229">1999</text:p>
            <text:p text:style-name="P230"/>
            <text:p text:style-name="P231">1997-1998</text:p>
          </table:table-cell>
          <table:table-cell table:style-name="TableCell232">
            <text:p text:style-name="P233"><text:span text:style-name="T234">1</text:span><text:span text:style-name="T235">.ΔΙΔΑΚΤΙΚΗ ΕΜΠΕΙΡΙΑ</text:span><text:span text:style-name="T236"><text:s/></text:span><text:span text:style-name="T237">ΩΣ<text:s/></text:span><text:span text:style-name="T238">ΕΙΣΗΓΗΤΡΙΑ ΠΛΗΡΟΦΟΡΙΚΗΣ</text:span></text:p>
          </table:table-cell>
        </table:table-row>
        <table:table-row table:style-name="TableRow239">
          <table:covered-table-cell>
            <text:p text:style-name="Normal"/>
          </table:covered-table-cell>
          <table:table-cell table:style-name="TableCell240">
            <text:p text:style-name="P241">(α)Καθηγήτρια στο ΙΕΚ Αγ.Αναργύρων α εξ 2009-2010</text:p>
            <text:p text:style-name="P242">(β) <text:s/>αναπληρώτρια καθηγήτρια Δημοτικού στη Νάξο 2011-12</text:p>
            <text:p text:style-name="P243"><text:span text:style-name="T244">ωρομίσθια 8ο – 20ο Δημ . Αχαρνών</text:span><text:span text:style-name="T245"><text:s/>2010-11</text:span></text:p>
            <text:p text:style-name="P246"><text:span text:style-name="T247"><text:s text:c="5"/>ωρομισθία 8</text:span><text:span text:style-name="T248">ο</text:span><text:span text:style-name="T249">-20</text:span><text:span text:style-name="T250">ο</text:span><text:span text:style-name="T251"><text:s/>Δημοτικό Αχαρνών 2009-2010</text:span></text:p>
            <text:p text:style-name="P252"><text:span text:style-name="T253"><text:s text:c="5"/>141 Δημοτικό Αγ Ελευθερίου<text:s/></text:span><text:span text:style-name="T254"><text:s text:c="3"/></text:span><text:span text:style-name="T255">2008-2009</text:span></text:p>
            <text:p text:style-name="P256"><text:span text:style-name="T257">(γ)Εισηγήτρια στο Πρόγραμμα ΕΔΕΤ<text:s/></text:span><text:span text:style-name="T258">eparents</text:span><text:span text:style-name="T259"><text:s/></text:span><text:span text:style-name="T260">2008-2009 (2 περίοδοι) <text:s text:c="2"/></text:span></text:p>
            <text:p text:style-name="P261"><text:span text:style-name="T262"><text:s text:c="4"/></text:span><text:span text:style-name="T263">υλοποίηση από φροντιστήριο ΗΡΑΚΛΕΙΤΟΣ</text:span></text:p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><text:s text:c="4"/></text:p>
            <text:p text:style-name="P268"><text:span text:style-name="T269"><text:s text:c="2"/>(</text:span><text:span text:style-name="T270">δ)</text:span><text:span text:style-name="T271"><text:s/></text:span><text:span text:style-name="T272">E</text:span><text:span text:style-name="T273">ισηγήτρια <text:s/>σε Ιδιωτική Τεχνική Σχολή Πληροφορικής (</text:span><text:span text:style-name="T274">IEK</text:span><text:span text:style-name="T275">)</text:span></text:p>
            <text:p text:style-name="P276"><text:span text:style-name="T277"><text:s text:c="9"/></text:span><text:span text:style-name="T278">Νοέμβριος 1999 – <text:s/>Ιούνιος 2000</text:span></text:p>
            <text:p text:style-name="P279"><text:span text:style-name="T280"><text:s text:c="5"/>Μαθήματα<text:s/></text:span><text:span text:style-name="T281">Ειδικότητας Πληροφορική + σεμινάρια ενηλίκων<text:s/></text:span><text:span text:style-name="T282">MS</text:span><text:span text:style-name="T283">-</text:span><text:span text:style-name="T284">Office</text:span><text:span text:style-name="T285"><text:s/>+<text:s/></text:span><text:span text:style-name="T286">Windows</text:span></text:p>
            <text:p text:style-name="P287"><text:span text:style-name="T288"><text:s text:c="2"/></text:span><text:span text:style-name="T289">(ε)</text:span><text:span text:style-name="T290">.<text:s/></text:span><text:span text:style-name="T291">Ινστιτούτο Διαρκούς Εκπαίδευσης Εν</text:span><text:span text:style-name="T292">ηλίκων (Ι.ΔΕ.Κ.Ε.) <text:s/></text:span></text:p>
            <text:p text:style-name="P293"><text:span text:style-name="T294"><text:s text:c="11"/></text:span><text:a xlink:href="http://www.ideke.edu.gr/" office:target-frame-name="_top" xlink:show="replace"><text:span text:style-name="T295">http</text:span><text:span text:style-name="T296">://</text:span><text:span text:style-name="T297">www</text:span><text:span text:style-name="T298">.</text:span><text:span text:style-name="T299">ideke</text:span><text:span text:style-name="T300">.</text:span><text:span text:style-name="T301">edu</text:span><text:span text:style-name="T302">.</text:span><text:span text:style-name="T303">gr</text:span><text:span text:style-name="T304">/</text:span></text:a><text:span text:style-name="T305"><text:s text:c="2"/></text:span><text:span text:style-name="T306">550</text:span><text:span text:style-name="T307"><text:s/></text:span><text:span text:style-name="T308">ώρες <text:s text:c="7"/></text:span><text:span text:style-name="T309">2006-2008</text:span></text:p>
            <text:p text:style-name="P310"/>
            <text:p text:style-name="P311"><text:span text:style-name="T312">2</text:span><text:span text:style-name="T313">.</text:span><text:span text:style-name="T314"><text:s/></text:span><text:span text:style-name="T315">Siemens<text:s/></text:span><text:span text:style-name="T316">:<text:s/></text:span><text:span text:style-name="T317">telecommunications - firmware</text:span></text:p>
            <text:p text:style-name="P318"><text:span text:style-name="T319"><text:s text:c="4"/>Maintenance –revision control <text:s text:c="5"/></text:span><text:span text:style-name="T320">Io</text:span><text:span text:style-name="T321">ύλιος</text:span><text:span text:style-name="T322"><text:s/>2007 –</text:span><text:span text:style-name="T323">Μάρτιος</text:span><text:span text:style-name="T324"><text:s/>2008</text:span></text:p>
            <text:p text:style-name="P325"><text:span text:style-name="T326">3<text:s/></text:span><text:span text:style-name="T327"><text:s/></text:span><text:span text:style-name="T328">I</text:span><text:span text:style-name="T329">ntrasoft<text:s/></text:span><text:span text:style-name="T330">C</text:span><text:span text:style-name="T331">ommunity &amp;<text:s/></text:span><text:span text:style-name="T332">R</text:span><text:span text:style-name="T333">esearch<text:s/></text:span><text:span text:style-name="T334">D</text:span><text:span text:style-name="T335">evelopment<text:s/></text:span><text:span text:style-name="T336">I</text:span><text:span text:style-name="T337">nformation<text:s/></text:span><text:span text:style-name="T338">S</text:span><text:span text:style-name="T339">ervice</text:span></text:p>
            <text:p text:style-name="P340"><text:span text:style-name="T341"><text:s text:c="4"/>S-W Engineer web development<text:s/></text:span><text:span text:style-name="T342">2006<text:s/></text:span><text:span text:style-name="T343">Φεβρουάριος</text:span><text:span text:style-name="T344">-M</text:span><text:span text:style-name="T345">άιος</text:span><text:span text:style-name="T346"><text:s/>2006</text:span></text:p>
            <text:p text:style-name="P347"><text:span text:style-name="T348"><text:s text:c="4"/></text:span><text:span text:style-name="T349">www.cordis.lu<text:s/></text:span><text:span text:style-name="T350">,<text:s/></text:span><text:span text:style-name="T351">www.cordis.gr</text:span></text:p>
            <text:p text:style-name="P352"><text:span text:style-name="T353">4.</text:span><text:span text:style-name="T354"><text:s/></text:span><text:span text:style-name="T355">Λογιστήριο<text:s/></text:span><text:span text:style-name="T356">Νοσοκομείου Α.Συγγρός <text:s/>5 μήνες (ΣΥΜΒΑΣΗ ΟΑΕΔ)<text:s/></text:span><text:span text:style-name="T357">Σεπτ 2005-<text:s/></text:span><text:span text:style-name="T358">I</text:span><text:span text:style-name="T359">ανουάριος 2006</text:span></text:p>
            <text:p text:style-name="P360"><text:span text:style-name="T361">5.</text:span><text:span text:style-name="T362"><text:s/></text:span><text:span text:style-name="T363">Athens</text:span><text:span text:style-name="T364"><text:s/>2004<text:s/></text:span><text:span text:style-name="T365">: Τμήμα Τεχνολογίας 4<text:s/></text:span><text:span text:style-name="T366">MHNE</text:span><text:span text:style-name="T367">Σ</text:span></text:p>
            <text:p text:style-name="P368"><text:span text:style-name="T369"><text:s text:c="4"/>Πρόγραμμα υποστήριξης αποθήκης υπολογιστών, μέρος<text:s/></text:span><text:span text:style-name="T370">VEP</text:span><text:span text:style-name="T371"><text:s/></text:span><text:span text:style-name="T372">ERP</text:span><text:span text:style-name="T373"><text:s/>σε<text:s/></text:span><text:span text:style-name="T374">Oracle</text:span></text:p>
            <text:p text:style-name="P375"/>
            <text:p text:style-name="P376"><text:span text:style-name="T377">6.</text:span><text:span text:style-name="T378"><text:s/></text:span><text:span text:style-name="T379">DELL</text:span><text:span text:style-name="T380"><text:s/></text:span><text:span text:style-name="T381">Hellas</text:span><text:span text:style-name="T382"><text:s text:c="2"/></text:span><text:span text:style-name="T383">Νοέμβριος 2003-Μάϊος 2004</text:span></text:p>
            <text:p text:style-name="P384"><text:span text:style-name="T385">7.</text:span><text:span text:style-name="T386"><text:s/></text:span><text:span text:style-name="T387">Εταιρεία λογισμικού</text:span><text:span text:style-name="T388"><text:s/></text:span><text:span text:style-name="T389">DECISION</text:span><text:span text:style-name="T390">/<text:s/></text:span><text:span text:style-name="T391">Info</text:span><text:span text:style-name="T392">-</text:span><text:span text:style-name="T393">QUEST</text:span></text:p>
            <text:p text:style-name="P394"><text:span text:style-name="T395"><text:s text:c="4"/>ΘΕΣΗ :<text:s/></text:span><text:span text:style-name="T396">Software</text:span><text:span text:style-name="T397"><text:s/></text:span><text:span text:style-name="T398">Engineer</text:span></text:p>
            <text:p text:style-name="P399"><text:span text:style-name="T400">8.<text:s/></text:span><text:span text:style-name="T401">EIE</text:span><text:span text:style-name="T402">-</text:span><text:span text:style-name="T403">EKT</text:span><text:span text:style-name="T404"><text:s/>συμμετοχή στο ΑΒΕΚΤ <text:s/>7 μήνες προγραμματισμος<text:s/></text:span><text:span text:style-name="T405">C</text:span><text:span text:style-name="T406">++</text:span></text:p>
            <text:p text:style-name="P407"/>
            <text:p text:style-name="P408"><text:span text:style-name="T409">9.</text:span><text:span text:style-name="T410">Πανεπιστήμιο Αθηνών<text:s/></text:span><text:span text:style-name="T411">E</text:span><text:span text:style-name="T412">ρευνητικό πρόγραμμα + Συγγραφή επιστημονικού άρθρου<text:s/></text:span><text:span text:style-name="T413"><text:s/>+ εισηγήσεις σε φοιτητές για την Ολυμπιάδα της<text:s/></text:span><text:span text:style-name="T414">Πληροφορικής για ένα εαρινό εξάμηνο+ μαθήματα σε φοιτητές της<text:s/></text:span><text:span text:style-name="T415">C</text:span><text:span text:style-name="T416">++ για ένα εξάμηνο</text:span></text:p>
            <text:p text:style-name="P417"/>
          </table:table-cell>
        </table:table-row>
      </table:table>
      <text:p text:style-name="P418"/>
      <text:p text:style-name="P419"/>
      <text:p text:style-name="P420"><text:s text:c="94"/></text:p>
      <table:table table:style-name="Table421">
        <table:table-columns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soft-page-break/>
            <text:p text:style-name="P426">ΠΟΛΙΤΙΣΤΙΚΗ ΔΡΑΣΗ</text:p>
            <text:p text:style-name="P427"/>
            <text:p text:style-name="P428"/>
            <text:p text:style-name="P429"/>
            <text:p text:style-name="P430"/>
            <text:p text:style-name="P431"/>
            <text:p text:style-name="_ECV_LeftDetails"><text:span text:style-name="T432">ΕΠΑΓΓΕΜΑΤΙΚΗ ΚΑΤΑΡΤΙΣΗ<text:s/></text:span></text:p>
            <text:p text:style-name="P433">1995</text:p>
            <text:p text:style-name="P434"/>
            <text:p text:style-name="P435">2002</text:p>
            <text:p text:style-name="P436"/>
            <text:p text:style-name="P437"/>
            <text:p text:style-name="P438">2014-2015</text:p>
          </table:table-cell>
          <table:table-cell table:style-name="TableCell439">
            <text:p text:style-name="P440">Συμμετοχή σε αισθητικό-τεχνικό-ιστορικό σεμινάριο κινηματογράσφου, στην Πανεπιστημιακή Λέσχη</text:p>
            <text:p text:style-name="P441"/>
            <text:p text:style-name="P442">Συμμετοχή σε 5-μερο φεστιβάλ κλασικής κιθάρας, στον Βόλο</text:p>
            <text:p text:style-name="P443"/>
            <text:p text:style-name="P444">Μαθήματα χορού – μπαλέτο, τζαζ, παραδοσιακοί <text:s/>και λάτιν, 5 διαφορετικές χρον. <text:s/>Περιόδους (πχ το 1994 τζαζ στη Σχολή Μεταξόπουλου)</text:p>
            <text:p text:style-name="P445"/>
            <text:p text:style-name="P446"/>
            <text:p text:style-name="P447"/>
            <text:list text:style-name="WW8Num3" text:continue-numbering="true">
              <text:list-item>
                <text:p text:style-name="P448">Ανάλυση Συστημάτων 400 ώρες σεμινάριο από<text:s/>01-Πληροφορική</text:p>
              </text:list-item>
            </text:list>
            <text:p text:style-name="P449"/>
            <text:p text:style-name="P450"/>
            <text:list text:style-name="WW8Num3" text:continue-numbering="true">
              <text:list-item>
                <text:p text:style-name="P451"><text:span text:style-name="T452">LIVELINK</text:span><text:span text:style-name="T453"><text:s/>λογισμικό προϊόν για διαχείριση εγγράφων<text:s/></text:span><text:span text:style-name="T454">customization</text:span><text:span text:style-name="T455"><text:s/>(</text:span><text:span text:style-name="T456">SDK</text:span><text:span text:style-name="T457"><text:s/></text:span><text:span text:style-name="T458">course</text:span><text:span text:style-name="T459"><text:s/>από<text:s/></text:span><text:span text:style-name="T460">OPENTEXT</text:span><text:span text:style-name="T461">) + εισήγηση του προϊόντος 2 εβδομάδες σε επαγγελματίες</text:span></text:p>
              </text:list-item>
            </text:list>
            <text:p text:style-name="P462"/>
            <text:list text:style-name="WW8Num3" text:continue-numbering="true">
              <text:list-item>
                <text:p text:style-name="P463"><text:span text:style-name="T464">Συμμετοχή σε σεμινάριο εξειδίκευσης σε <text:s/>Καινοτόμες Εφαρμογές Διαδικτύου (</text:span><text:span text:style-name="T465"><text:s/>γεωπληροφοριακά<text:s/></text:span><text:span text:style-name="T466">συστήματα)</text:span><text:span text:style-name="T467">, Σύμπραξη ΑΣΤΙΕΤ ,<text:s/></text:span><text:a xlink:href="http://www.webgis-topsa.gr/" office:target-frame-name="_top" xlink:show="replace"><text:span text:style-name="T468">http://www.webgis-topsa.gr/</text:span></text:a><text:span text:style-name="T469"><text:s/>110 ώρες</text:span></text:p>
              </text:list-item>
            </text:list>
            <text:p text:style-name="P470"/>
          </table:table-cell>
        </table:table-row>
      </table:table>
      <text:p text:style-name="P471"/>
      <table:table table:style-name="Table472">
        <table:table-columns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Εθελοντικές Δράσεις</text:p>
            <text:p text:style-name="P478"/>
            <text:p text:style-name="P479"/>
            <text:p text:style-name="P480"/>
            <text:p text:style-name="P481"/>
            <text:p text:style-name="P482"/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  <text:p text:style-name="P489"/>
            <text:p text:style-name="P490"/>
            <text:p text:style-name="P491"/>
            <text:p text:style-name="P492"/>
            <text:p text:style-name="P493"/>
            <text:p text:style-name="P494"/>
            <text:p text:style-name="P495"/>
            <text:p text:style-name="_ECV_LeftDetails"><text:span text:style-name="T496">ΚΟΙΝΩΝΙΚΗ ΔΡΑΣΗ (Υπήρξα<text:s/></text:span><text:span text:style-name="T497">M</text:span><text:span text:style-name="T498">έλος των)</text:span></text:p>
            <text:p text:style-name="P499"/>
            <text:p text:style-name="P500"/>
          </table:table-cell>
          <table:table-cell table:style-name="TableCell501">
            <text:list text:style-name="WW8Num4" text:continue-numbering="true">
              <text:list-item>
                <text:p text:style-name="P502"><text:span text:style-name="T503">Children</text:span><text:span text:style-name="T504"><text:s/></text:span><text:span text:style-name="T505">Interchange</text:span><text:span text:style-name="T506"><text:s/></text:span><text:span text:style-name="T507">Summer</text:span><text:span text:style-name="T508"><text:s/></text:span><text:span text:style-name="T509">Villages</text:span><text:span text:style-name="T510"><text:s/>: εθελοντική συμμετοχή σαν<text:s/></text:span><text:span text:style-name="T511">leader</text:span><text:span text:style-name="T512"><text:s/>ομάδας παιδιών1 μήνας<text:s/></text:span><text:span text:style-name="T513">E</text:span><text:span text:style-name="T514">λλάδα <text:s/>και <text:s/>Γαλλία <text:s/>1995</text:span></text:p>
              </text:list-item>
            </text:list>
            <text:p text:style-name="P515"/>
            <text:list text:style-name="WW8Num4" text:continue-numbering="true">
              <text:list-item>
                <text:p text:style-name="P516"><text:span text:style-name="T517">Σύλλογος Προστασίας Θαλάσσιας Χελώνας</text:span><text:span text:style-name="T518">: εθελόντρια, Ζάκυνθος 1 μήνας 1996</text:span></text:p>
              </text:list-item>
            </text:list>
            <text:p text:style-name="P519"/>
            <text:list text:style-name="WW8Num4" text:continue-numbering="true">
              <text:list-item>
                <text:p text:style-name="P520"><text:span text:style-name="T521">Wikipedia</text:span><text:span text:style-name="T522">,<text:s/></text:span><text:span text:style-name="T523">συγγραφή 4 λημμάτων</text:span></text:p>
              </text:list-item>
            </text:list>
            <text:p text:style-name="P524"/>
            <text:list text:style-name="WW8Num4" text:continue-numbering="true">
              <text:list-item>
                <text:p text:style-name="P525"><text:span text:style-name="T526">Μετάφραση Γαλλικών κειμένων</text:span><text:span text:style-name="T527"><text:s/>στο<text:s/></text:span><text:span text:style-name="T528">festival</text:span><text:span text:style-name="T529"><text:s/></text:span><text:span text:style-name="T530">Gaia</text:span><text:span text:style-name="T531"><text:s/></text:span><text:span text:style-name="T532">Athens</text:span><text:span text:style-name="T533">, της Γαλλίας (συγκεκριμένα βοήθεια στο<text:s/></text:span><text:span text:style-name="T534">φυλλάδιο, και την εργασία του φωτ.<text:s/></text:span><text:span text:style-name="T535">Gilles</text:span><text:span text:style-name="T536"><text:s/></text:span><text:span text:style-name="T537">Mermet</text:span><text:span text:style-name="T538">) 2011</text:span></text:p>
              </text:list-item>
            </text:list>
            <text:p text:style-name="P539"/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><text:span text:style-name="T548">1</text:span><text:span text:style-name="T549">. Πολιτιστικός και Εξωραϊστικός Σύλλογος<text:s/></text:span><text:span text:style-name="T550">Ἀ</text:span><text:span text:style-name="T551">νω Ζωφριάς</text:span></text:p>
            <text:p text:style-name="P552">2. Ένωση Γυναικών Ελλάδος</text:p>
            <text:p text:style-name="P553">3. Ένωση Πληροφορικών Ελλάδος</text:p>
            <text:p text:style-name="P554"><text:span text:style-name="T555">4. Δίκτο Ελένη<text:s/></text:span><text:span text:style-name="T556">Σκούρα για την πολιτικοποίηση της γυναίκας</text:span></text:p>
            <text:p text:style-name="P557">5. Ακαδημία Πολιτών Αγίων Αναργύρων</text:p>
            <text:p text:style-name="P558"><text:span text:style-name="T559">6. Περιφέρεια Αττικής – Επιτροπή Διαβούλευσης</text:span></text:p>
          </table:table-cell>
        </table:table-row>
      </table:table>
      <text:p text:style-name="_ECV_Text"><text:span text:style-name="T560">ΕΠΙΣΤΗΜΟΝΙΚΟ</text:span><text:span text:style-name="T561"><text:s/></text:span><text:span text:style-name="T562">ΑΡΘΡΟ</text:span><text:span text:style-name="T563"><text:s text:c="25"/></text:span><text:a xlink:href="http://cgi.di.uoa.gr/~afrodite/C9_EMMSEC_1997.pdf" office:target-frame-name="_top" xlink:show="replace"><text:span text:style-name="T564">http://cgi.di.uoa.gr/~afrodite/C9_EMMSEC_1997.pdf</text:span></text:a><text:span text:style-name="T565"><text:s text:c="2"/></text:span><text:span text:style-name="T566">A generic platform for building<text:s/></text:span></text:p>
      <text:p text:style-name="_ECV_Text"><text:span text:style-name="T567"><text:s text:c="71"/></text:span><text:span text:style-name="T568">hypermedia</text:span><text:span text:style-name="T569"><text:s/></text:span><text:span text:style-name="T570">training</text:span><text:span text:style-name="T571"><text:s/></text:span><text:span text:style-name="T572">applications</text:span><text:span text:style-name="T573"><text:s/></text:span><text:span text:style-name="T574">Μια</text:span><text:span text:style-name="T575"><text:s/></text:span><text:span text:style-name="T576">γενικευμένη</text:span><text:span text:style-name="T577"><text:s/></text:span><text:span text:style-name="T578">ψηφιακή</text:span><text:span text:style-name="T579"><text:s/></text:span><text:span text:style-name="T580">πλατφόρμα</text:span><text:span text:style-name="T581"><text:s/></text:span><text:span text:style-name="T582">για</text:span><text:span text:style-name="T583"><text:s/></text:span><text:span text:style-name="T584">την</text:span><text:span text:style-name="T585"><text:s/></text:span></text:p>
      <text:soft-page-break/>
      <text:p text:style-name="P586"><text:s text:c="71"/>ανάπτυξη εκπαιδευτικών εφαρμογών με υπερμέσα</text:p>
      <text:p text:style-name="P5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MT" svg:font-family="ArialMT" style:font-family-generic="swiss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OpenSymbol, 'Arial Unicode MS'" svg:font-family="OpenSymbol, 'Arial Unicode MS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Batang, 바탕" svg:font-family="Batang, 바탕" style:font-family-generic="roman" style:font-pitch="variable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fo:color="#00000A" fo:letter-spacing="-0.0041in" fo:font-size="11pt" style:font-size-asian="11pt" fo:language="en" fo:country="GB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line-height-at-least="0.0694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 fo:margin-bottom="0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 style:line-height-at-least="0.0694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>
      <style:paragraph-properties fo:text-align="center"/>
      <style:text-properties style:font-name-asian="Times New Roman" style:font-name-complex="Times New Roman" fo:color="#FF0000" fo:font-size="10pt" style:font-size-asian="10pt" style:font-size-complex="10pt" style:language-asian="el" style:country-asian="GR" style:language-complex="ar" style:country-complex="SA" fo:hyphenate="false"/>
    </style:style>
    <style:style style:name="_ECV_NarrowSpacing" style:display-name="_ECV_NarrowSpacing" style:family="paragraph" style:parent-style-name="_ECV_RightColumn">
      <style:text-properties fo:color="#402C24" fo:font-size="4pt" style:font-size-asian="4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 style:line-height-at-least="0.0694in"/>
      <style:text-properties fo:color="#0E4194" fo:hyphenate="false"/>
    </style:style>
    <style:style style:name="_ECV_OrganisationDetails" style:display-name="_ECV_OrganisationDetails" style:family="paragraph" style:parent-style-name="_ECV_RightColumn">
      <style:paragraph-properties fo:margin-top="0.0395in" fo:margin-bottom="0.059in" style:line-height-at-least="0.0694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fo:margin-top="0.0194in" fo:margin-bottom="0in" style:line-height-at-least="0.06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list-style-name="WW8Num2">
      <style:paragraph-properties style:line-height-at-least="0.0694in"/>
      <style:text-properties fo:hyphenate="false"/>
    </style:style>
    <style:style style:name="_ECV_SubHeadingBullet" style:display-name="_ECV_SubHeadingBullet" style:family="paragraph">
      <style:paragraph-properties style:line-height-at-least="0.0694in"/>
      <style:text-properties style:font-name-asian="Times New Roman" style:font-name-complex="Times New Roman" fo:font-size="10pt" style:font-size-asian="10pt" style:font-size-complex="10pt" style:language-asian="el" style:country-asian="GR" style:language-complex="ar" style:country-complex="SA"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>
          <style:tab-stop style:type="left" style:position="0.4138in"/>
        </style:tab-stops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fo:margin-top="0.0194in" fo:margin-bottom="0in" style:line-height-at-least="0.0694in"/>
      <style:text-properties fo:hyphenate="false"/>
    </style:style>
    <style:style style:name="CVHeading3" style:display-name="CV Heading 3" style:family="paragraph" style:parent-style-name="Standard">
      <style:paragraph-properties fo:text-align="end" fo:margin-left="0.0784in" fo:margin-right="0.0784in">
        <style:tab-stops>
          <style:tab-stop style:type="left" style:position="0.4138in"/>
        </style:tab-stops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Header">
      <style:paragraph-properties style:line-height-at-least="0.0694in">
        <style:tab-stops>
          <style:tab-stop style:type="center" style:position="1.9687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 fo:margin-bottom="0in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paragraph-properties style:line-height-at-least="0.0694in"/>
      <style:text-properties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style:line-height-at-least="0.0694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line-height-at-least="0.0694in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 fo:margin-bottom="0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 fo:margin-bottom="0in"/>
      <style:text-properties fo:hyphenate="false"/>
    </style:style>
    <style:style style:name="_ECV_GenderRow" style:display-name="_ECV_GenderRow" style:family="paragraph" style:parent-style-name="Standard">
      <style:paragraph-properties fo:margin-top="0.059in" fo:margin-bottom="0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fo:margin-top="0.1062in">
        <style:tab-stops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anUanaoioeooao1" style:display-name="?anUanaoio e?ooao1" style:family="paragraph" style:parent-style-name="Standard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style:font-size-complex="7pt" fo:hyphenate="false"/>
    </style:style>
    <style:style style:name="ListParagraph" style:display-name="List Paragraph" style:family="paragraph" style:parent-style-name="Standard">
      <style:paragraph-properties fo:margin-left="0.5in">
        <style:tab-stops>
          <style:tab-stop style:type="left" style:position="-0.0076in"/>
        </style:tab-stops>
      </style:paragraph-properties>
      <style:text-properties style:font-name="Liberation Serif" style:font-name-asian="DejaVu Sans" style:font-name-complex="Liberation Serif" fo:letter-spacing="normal" fo:font-size="12pt" style:font-size-asian="12pt" style:font-size-complex="10.5pt" fo:language="en" fo:country="US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egoe UI" style:font-name-complex="OpenSymbol, 'Arial Unicode MS'" fo:font-size="11pt" style:font-size-asian="11pt" style:font-size-complex="11pt" fo:language="en" fo:country="US"/>
    </style:style>
    <style:style style:name="WW8Num2z1" style:display-name="WW8Num2z1" style:family="text"/>
    <style:style style:name="WW8Num2z2" style:display-name="WW8Num2z2" style:family="text">
      <style:text-properties style:font-name="Symbol" style:font-name-complex="Symbol"/>
    </style:style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Batang, 바탕" style:font-name-asian="Batang, 바탕" style:font-name-complex="Batang, 바탕" fo:font-size="10pt" style:font-size-asian="10pt" style:font-size-complex="11pt" fo:language="el" fo:country="GR"/>
    </style:style>
    <style:style style:name="WW8Num3z2" style:display-name="WW8Num3z2" style:family="text"/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Segoe UI" style:font-name-complex="OpenSymbol, 'Arial Unicode MS'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Segoe UI" style:font-name-complex="OpenSymbol, 'Arial Unicode MS'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3z1" style:display-name="WW8Num3z1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_ECV_HeadingContactDetails" style:display-name="_ECV_HeadingContactDetails" style:family="text">
      <style:text-properties style:font-name="Arial" style:font-name-complex="Arial" fo:color="#1593CB" fo:font-size="9pt" style:font-size-asian="9pt" style:font-size-complex="9pt"/>
    </style:style>
    <style:style style:name="_ECV_ContactDetails" style:display-name="_ECV_ContactDetails" style:family="text">
      <style:text-properties style:font-name="Arial" style:font-name-complex="Arial" fo:color="#3F3A38" fo:font-size="9pt" style:font-size-asian="9pt" style:font-size-complex="9pt"/>
    </style:style>
    <style:style style:name="Bullets" style:display-name="Bullets" style:family="text">
      <style:text-properties style:font-name="OpenSymbol, 'Arial Unicode MS'" style:font-name-asian="OpenSymbol, 'Arial Unicode MS'" style:font-name-complex="OpenSymbol, 'Arial Unicode MS'"/>
    </style:style>
    <style:style style:name="LineNumber" style:display-name="Line Number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>
      <style:text-properties style:font-name="Arial" style:font-name-complex="Arial" fo:color="#3F3A38" fo:font-size="9pt" style:font-size-asian="9pt" style:text-underline-type="single" style:text-underline-style="solid" style:text-underline-width="auto" style:text-underline-mode="continuous" style:text-underline-color="font-color" fo:language="en" fo:country="GB"/>
    </style:style>
    <style:style style:name="_ECV_HeadingBusinessSector" style:display-name="_ECV_HeadingBusinessSector" style:family="text">
      <style:text-properties style:font-name="Arial" style:font-name-complex="Arial" fo:color="#1593CB" fo:letter-spacing="-0.0041in" fo:font-size="9pt" style:font-size-asian="9pt" style:font-size-complex="9pt"/>
    </style:style>
    <style:style style:name="FollowedHyperlink" style:display-name="FollowedHyper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ΚείμενοπλαισίουChar" style:display-name="Κείμενο πλαισίου Char" style:family="text" style:parent-style-name="DefaultParagraphFont">
      <style:text-properties style:font-name="Tahoma" style:font-name-asian="SimSun" style:font-name-complex="Mangal" fo:color="#3F3A38" fo:letter-spacing="-0.0041in" style:letter-kerning="true" fo:font-size="8pt" style:font-size-asian="8pt" style:font-size-complex="7pt" fo:language="en" fo:country="GB" style:language-asian="zh" style:country-asian="CN" style:language-complex="hi" style:country-complex="IN"/>
    </style:style>
    <style:style style:name="ΚεφαλίδαChar" style:display-name="Κεφαλίδα Char" style:family="text" style:parent-style-name="DefaultParagraphFont">
      <style:text-properties style:font-name="Arial" style:font-name-asian="SimSun" style:font-name-complex="Mangal" fo:color="#3F3A38" fo:letter-spacing="-0.0041in" style:letter-kerning="true" fo:font-size="8pt" style:font-size-asian="8pt" style:font-size-complex="12pt" fo:language="en" fo:country="GB" style:language-asian="zh" style:country-asian="CN" style:language-complex="hi" style:country-complex="IN"/>
    </style:style>
    <style:style style:name="ListLabel1" style:display-name="ListLabel 1" style:family="text">
      <style:text-properties style:font-name-complex="OpenSymbol, 'Arial Unicode MS'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WW_CharLFO2LVL1" style:family="text">
      <style:text-properties style:font-name="Segoe UI" style:font-name-complex="OpenSymbol, 'Arial Unicode MS'" fo:font-size="11pt" style:font-size-asian="11pt" style:font-size-complex="11pt" fo:language="en" fo:country="US"/>
    </style:style>
    <style:style style:name="WW_CharLFO2LVL3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2LVL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text:style-name="WW_CharLFO2LVL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WW_CharLFO3LVL1" style:family="text">
      <style:text-properties style:font-name="Segoe UI" style:font-name-asian="Batang, 바탕" style:font-name-complex="Batang, 바탕" fo:font-size="10pt" style:font-size-asian="10pt" style:font-size-complex="11pt" fo:language="el" fo:country="GR"/>
    </style:style>
    <style:style style:name="WW_CharLFO3LVL2" style:family="text">
      <style:text-properties style:font-name="Segoe UI" style:font-name-asian="Batang, 바탕" style:font-name-complex="Batang, 바탕" fo:font-size="10pt" style:font-size-asian="10pt" style:font-size-complex="11pt" fo:language="el" fo:country="GR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Symbol"/>
    </style:style>
    <style:style style:name="WW_CharLFO3LVL7" style:family="text">
      <style:text-properties style:font-name="Symbol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text:list-style style:name="WW8Num3" style:display-name="WW8Num3">
      <text:list-level-style-bullet text:level="1" text:style-name="WW_CharLFO3LVL1" text:bullet-char="▪">
        <style:list-level-properties text:space-before="0in" text:min-label-width="0.0784in"/>
        <style:text-properties style:font-name="Segoe UI"/>
      </text:list-level-style-bullet>
      <text:list-level-style-bullet text:level="2" text:style-name="WW_CharLFO3LVL2" text:bullet-char="▫">
        <style:list-level-properties text:space-before="0.0784in" text:min-label-width="0.0791in"/>
        <style:text-properties style:font-name="Segoe UI"/>
      </text:list-level-style-bullet>
      <text:list-level-style-bullet text:level="3" text:style-name="WW_CharLFO3LVL3" text:bullet-char="">
        <style:list-level-properties text:space-before="0.3145in" text:min-label-width="0in"/>
        <style:text-properties style:font-name="Symbol"/>
      </text:list-level-style-bullet>
      <text:list-level-style-bullet text:level="4" text:style-name="WW_CharLFO3LVL4" text:bullet-char="">
        <style:list-level-properties text:space-before="0.4722in" text:min-label-width="0in"/>
        <style:text-properties style:font-name="Symbol"/>
      </text:list-level-style-bullet>
      <text:list-level-style-bullet text:level="5" text:style-name="WW_CharLFO3LVL5" text:bullet-char="">
        <style:list-level-properties text:space-before="0.6298in" text:min-label-width="0in"/>
        <style:text-properties style:font-name="Symbol"/>
      </text:list-level-style-bullet>
      <text:list-level-style-bullet text:level="6" text:style-name="WW_CharLFO3LVL6" text:bullet-char="">
        <style:list-level-properties text:space-before="0.7875in" text:min-label-width="0in"/>
        <style:text-properties style:font-name="Symbol"/>
      </text:list-level-style-bullet>
      <text:list-level-style-bullet text:level="7" text:style-name="WW_CharLFO3LVL7" text:bullet-char="">
        <style:list-level-properties text:space-before="0.9444in" text:min-label-width="0in"/>
        <style:text-properties style:font-name="Symbol"/>
      </text:list-level-style-bullet>
      <text:list-level-style-bullet text:level="8" text:style-name="WW_CharLFO3LVL8" text:bullet-char="">
        <style:list-level-properties text:space-before="1.102in" text:min-label-width="0in"/>
        <style:text-properties style:font-name="Symbol"/>
      </text:list-level-style-bullet>
      <text:list-level-style-bullet text:level="9" text:style-name="WW_CharLFO3LVL9" text:bullet-char="">
        <style:list-level-properties text:space-before="1.2597in" text:min-label-width="0in"/>
        <style:text-properties style:font-name="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Segoe UI" style:font-name-complex="OpenSymbol, 'Arial Unicode MS'"/>
    </style:style>
    <text:list-style style:name="WW8Num4" style:display-name="WW8Num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Segoe UI" style:font-name-complex="OpenSymbol, 'Arial Unicode MS'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Symbol" style:font-name-complex="Symbol"/>
    </style:style>
    <style:style style:name="WW_CharLFO5LVL6" style:family="text">
      <style:text-properties style:font-name="Symbol" style:font-name-complex="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Symbol" style:font-name-complex="Symbol"/>
    </style:style>
    <style:style style:name="WW_CharLFO5LVL9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 text:space-before="0in" text:min-label-width="0.0784in"/>
        <style:text-properties style:font-name="Symbol"/>
      </text:list-level-style-bullet>
      <text:list-level-style-bullet text:level="2" text:style-name="WW_CharLFO5LVL2" text:bullet-char="▫">
        <style:list-level-properties text:space-before="0.0784in" text:min-label-width="0.0791in"/>
        <style:text-properties style:font-name="Segoe UI"/>
      </text:list-level-style-bullet>
      <text:list-level-style-bullet text:level="3" text:style-name="WW_CharLFO5LVL3" text:bullet-char="">
        <style:list-level-properties text:space-before="0.3145in" text:min-label-width="0in"/>
        <style:text-properties style:font-name="Symbol"/>
      </text:list-level-style-bullet>
      <text:list-level-style-bullet text:level="4" text:style-name="WW_CharLFO5LVL4" text:bullet-char="">
        <style:list-level-properties text:space-before="0.4722in" text:min-label-width="0in"/>
        <style:text-properties style:font-name="Symbol"/>
      </text:list-level-style-bullet>
      <text:list-level-style-bullet text:level="5" text:style-name="WW_CharLFO5LVL5" text:bullet-char="">
        <style:list-level-properties text:space-before="0.6298in" text:min-label-width="0in"/>
        <style:text-properties style:font-name="Symbol"/>
      </text:list-level-style-bullet>
      <text:list-level-style-bullet text:level="6" text:style-name="WW_CharLFO5LVL6" text:bullet-char="">
        <style:list-level-properties text:space-before="0.7875in" text:min-label-width="0in"/>
        <style:text-properties style:font-name="Symbol"/>
      </text:list-level-style-bullet>
      <text:list-level-style-bullet text:level="7" text:style-name="WW_CharLFO5LVL7" text:bullet-char="">
        <style:list-level-properties text:space-before="0.9444in" text:min-label-width="0in"/>
        <style:text-properties style:font-name="Symbol"/>
      </text:list-level-style-bullet>
      <text:list-level-style-bullet text:level="8" text:style-name="WW_CharLFO5LVL8" text:bullet-char="">
        <style:list-level-properties text:space-before="1.102in" text:min-label-width="0in"/>
        <style:text-properties style:font-name="Symbol"/>
      </text:list-level-style-bullet>
      <text:list-level-style-bullet text:level="9" text:style-name="WW_CharLFO5LVL9" text:bullet-char="">
        <style:list-level-properties text:space-before="1.2597in" text:min-label-width="0in"/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5902in"/>
      </style:footer-style>
    </style:page-layout>
    <style:style style:name="P6" style:parent-style-name="_ECV_CurriculumVitae_NextPages" style:family="paragraph">
      <style:paragraph-properties fo:text-align="start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font-weight="bold" style:font-weight-asian="bold" style:font-weight-complex="bold" fo:color="#CC6699" fo:font-size="13pt" style:font-size-asian="13pt" style:font-size-complex="13pt" fo:language="el" fo:country="GR"/>
    </style:style>
    <style:style style:name="P9" style:parent-style-name="_ECV_CurriculumVitae_NextPages" style:family="paragraph">
      <style:paragraph-properties fo:text-align="start"/>
      <style:text-properties style:font-size-complex="10pt" fo:language="el" fo:country="GR"/>
    </style:style>
    <style:style style:name="T10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T11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hr" fo:country="BA"/>
    </style:style>
    <style:style style:name="T12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T13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P14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5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6" style:parent-style-name="DefaultParagraphFont" style:family="text">
      <style:text-properties style:font-name="ArialMT" style:font-name-asian="ArialMT" style:font-name-complex="ArialMT" fo:font-size="7pt" style:font-size-asian="7pt" style:font-size-complex="7pt" fo:language="el" fo:country="GR"/>
    </style:style>
    <style:style style:name="T17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 fo:language="el" fo:country="GR"/>
    </style:style>
    <style:style style:name="T18" style:parent-style-name="DefaultParagraphFont" style:family="text">
      <style:text-properties style:font-name="ArialMT" style:font-name-asian="ArialMT" style:font-name-complex="ArialMT" fo:font-size="7pt" style:font-size-asian="7pt" style:font-size-complex="7pt" fo:language="el" fo:country="GR"/>
    </style:style>
    <style:style style:name="P19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" style:font-name-asian="ArialMT" style:font-name-complex="ArialMT" fo:color="#26B4EA" fo:font-size="14pt" style:font-size-asian="14pt" style:font-size-complex="14pt" fo:language="el" fo:country="GR"/>
    </style:style>
    <style:style style:name="P20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MT" style:font-name-asian="ArialMT" style:font-name-complex="ArialMT" fo:color="#26B4EA" fo:font-size="7pt" style:font-size-asian="7pt" style:font-size-complex="7pt" fo:language="el" fo:country="GR"/>
    </style:style>
    <style:style style:name="P21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MT" style:font-name-asian="ArialMT" style:font-name-complex="ArialMT" fo:color="#26B4EA" fo:font-size="7pt" style:font-size-asian="7pt" style:font-size-complex="7pt" fo:language="el" fo:country="GR"/>
    </style:style>
  </office:automatic-styles>
  <office:master-styles>
    <style:master-page style:name="MP0" style:page-layout-name="PL0">
      <style:header>
        <text:p text:style-name="P6"><text:span text:style-name="T7"><text:s/></text:span><text:span text:style-name="T8"><text:s/>Βιογραφικό Σημείωμα</text:span></text:p>
        <text:p text:style-name="P9"><text:tab/></text:p>
      </style:header>
      <style:header-left>
        <text:p text:style-name="Header"><text:span text:style-name="T10"><text:s text:c="95"/></text:span><text:span text:style-name="T11">B</text:span><text:span text:style-name="T12">ιογραφικό Σημείωμα<text:s/></text:span><text:span text:style-name="T13"><text:page-number text:fixed="false">2</text:page-number></text:span></text:p>
      </style:header-left>
      <style:footer>
        <text:p text:style-name="P14"><text:span text:style-name="T15"><text:tab/></text:span><text:span text:style-name="T16"><text:tab/>Σελίδα</text:span><text:span text:style-name="T17"><text:s/></text:span><text:page-number text:fixed="false">3</text:page-number><text:span text:style-name="T18"><text:s/>/<text:s/></text:span><text:page-count style:num-format="1">4</text:page-count></text:p>
      </style:footer>
      <style:footer-left>
        <text:p text:style-name="P19"/>
        <text:p text:style-name="P20"/>
        <text:p text:style-name="P21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uropass CV</dc:title>
    <dc:description>Europass CV</dc:description>
    <dc:subject>Europass CV</dc:subject>
    <meta:keyword>Europass</meta:keyword>
    <meta:keyword>CV</meta:keyword>
    <meta:keyword>Cedefop</meta:keyword>
    <meta:initial-creator>ΒΙΒΛΙΟ</meta:initial-creator>
    <dc:creator>Windows User</dc:creator>
    <meta:creation-date>2017-01-23T06:16:00Z</meta:creation-date>
    <dc:date>2017-08-21T07:05:00Z</dc:date>
    <meta:print-date>2113-01-01T00:00:00Z</meta:print-date>
    <meta:template xlink:href="Normal" xlink:type="simple"/>
    <meta:editing-cycles>9</meta:editing-cycles>
    <meta:editing-duration>PT7860S</meta:editing-duration>
    <meta:user-defined meta:name="AppVersion">12.0000</meta:user-defined>
    <meta:user-defined meta:name="Company">kkos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1" meta:word-count="864" meta:character-count="5519" meta:row-count="38" meta:non-whitespace-character-count="4666"/>
  </office:meta>
</office:document-meta>
</file>